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7" manifest:media-type=""/>
  <manifest:file-entry manifest:full-path="ObjectReplacements/Object 6" manifest:media-type="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7.955cm" table:align="left"/>
    </style:style>
    <style:style style:name="Tabela1.A" style:family="table-column">
      <style:table-column-properties style:column-width="0.247cm"/>
    </style:style>
    <style:style style:name="Tabela1.B" style:family="table-column">
      <style:table-column-properties style:column-width="7.708cm"/>
    </style:style>
    <style:style style:name="Tabela1.A1" style:family="table-cell">
      <style:table-cell-properties style:vertical-align="middle"/>
    </style:style>
    <style:style style:name="Tabela2" style:family="table">
      <style:table-properties style:width="15.988cm" table:align="left"/>
    </style:style>
    <style:style style:name="Tabela2.A" style:family="table-column">
      <style:table-column-properties style:column-width="0.459cm"/>
    </style:style>
    <style:style style:name="Tabela2.B" style:family="table-column">
      <style:table-column-properties style:column-width="15.529cm"/>
    </style:style>
    <style:style style:name="Tabela2.A1" style:family="table-cell">
      <style:table-cell-properties style:vertical-align="middle"/>
    </style:style>
    <style:style style:name="Tabela3" style:family="table">
      <style:table-properties style:width="16.157cm" table:align="left"/>
    </style:style>
    <style:style style:name="Tabela3.A" style:family="table-column">
      <style:table-column-properties style:column-width="0.459cm"/>
    </style:style>
    <style:style style:name="Tabela3.B" style:family="table-column">
      <style:table-column-properties style:column-width="15.699cm"/>
    </style:style>
    <style:style style:name="Tabela3.A1" style:family="table-cell">
      <style:table-cell-properties style:vertical-align="middle"/>
    </style:style>
    <style:style style:name="Tabela4" style:family="table">
      <style:table-properties style:width="17cm" table:align="left"/>
    </style:style>
    <style:style style:name="Tabela4.A" style:family="table-column">
      <style:table-column-properties style:column-width="0.247cm"/>
    </style:style>
    <style:style style:name="Tabela4.B" style:family="table-column">
      <style:table-column-properties style:column-width="16.753cm"/>
    </style:style>
    <style:style style:name="Tabela4.A1" style:family="table-cell">
      <style:table-cell-properties style:vertical-align="middle"/>
    </style:style>
    <style:style style:name="Tabela5" style:family="table">
      <style:table-properties style:width="15.84cm" table:align="left"/>
    </style:style>
    <style:style style:name="Tabela5.A" style:family="table-column">
      <style:table-column-properties style:column-width="0.67cm"/>
    </style:style>
    <style:style style:name="Tabela5.B" style:family="table-column">
      <style:table-column-properties style:column-width="15.169cm"/>
    </style:style>
    <style:style style:name="Tabela5.A1" style:family="table-cell">
      <style:table-cell-properties style:vertical-align="middle"/>
    </style:style>
    <style:style style:name="Tabela6" style:family="table">
      <style:table-properties style:width="17cm" table:align="left"/>
    </style:style>
    <style:style style:name="Tabela6.A" style:family="table-column">
      <style:table-column-properties style:column-width="0.459cm"/>
    </style:style>
    <style:style style:name="Tabela6.B" style:family="table-column">
      <style:table-column-properties style:column-width="16.542cm"/>
    </style:style>
    <style:style style:name="Tabela6.A1" style:family="table-cell">
      <style:table-cell-properties style:vertical-align="middle"/>
    </style:style>
    <style:style style:name="Tabela7" style:family="table">
      <style:table-properties style:width="17cm" table:align="left"/>
    </style:style>
    <style:style style:name="Tabela7.A" style:family="table-column">
      <style:table-column-properties style:column-width="0.459cm"/>
    </style:style>
    <style:style style:name="Tabela7.B" style:family="table-column">
      <style:table-column-properties style:column-width="16.542cm"/>
    </style:style>
    <style:style style:name="Tabela7.A1" style:family="table-cell">
      <style:table-cell-properties style:vertical-align="middle"/>
    </style:style>
    <style:style style:name="Tabela8" style:family="table">
      <style:table-properties style:width="17cm" table:align="left"/>
    </style:style>
    <style:style style:name="Tabela8.A" style:family="table-column">
      <style:table-column-properties style:column-width="0.459cm"/>
    </style:style>
    <style:style style:name="Tabela8.B" style:family="table-column">
      <style:table-column-properties style:column-width="16.542cm"/>
    </style:style>
    <style:style style:name="Tabela8.A1" style:family="table-cell">
      <style:table-cell-properties style:vertical-align="middle"/>
    </style:style>
    <style:style style:name="Tabela9" style:family="table">
      <style:table-properties style:width="17cm" table:align="left"/>
    </style:style>
    <style:style style:name="Tabela9.A" style:family="table-column">
      <style:table-column-properties style:column-width="0.247cm"/>
    </style:style>
    <style:style style:name="Tabela9.B" style:family="table-column">
      <style:table-column-properties style:column-width="16.753cm"/>
    </style:style>
    <style:style style:name="Tabela9.A1" style:family="table-cell">
      <style:table-cell-properties style:vertical-align="middle"/>
    </style:style>
    <style:style style:name="Tabela10" style:family="table">
      <style:table-properties style:width="12.157cm" table:align="left"/>
    </style:style>
    <style:style style:name="Tabela10.A" style:family="table-column">
      <style:table-column-properties style:column-width="0.459cm"/>
    </style:style>
    <style:style style:name="Tabela10.B" style:family="table-column">
      <style:table-column-properties style:column-width="11.698cm"/>
    </style:style>
    <style:style style:name="Tabela10.A1" style:family="table-cell">
      <style:table-cell-properties style:vertical-align="middle"/>
    </style:style>
    <style:style style:name="Tabela11" style:family="table">
      <style:table-properties style:width="16.083cm" table:align="left"/>
    </style:style>
    <style:style style:name="Tabela11.A" style:family="table-column">
      <style:table-column-properties style:column-width="0.247cm"/>
    </style:style>
    <style:style style:name="Tabela11.B" style:family="table-column">
      <style:table-column-properties style:column-width="15.836cm"/>
    </style:style>
    <style:style style:name="Tabela11.A1" style:family="table-cell">
      <style:table-cell-properties style:vertical-align="middle"/>
    </style:style>
    <style:style style:name="Tabela12" style:family="table">
      <style:table-properties style:width="17cm" table:align="left"/>
    </style:style>
    <style:style style:name="Tabela12.A" style:family="table-column">
      <style:table-column-properties style:column-width="0.247cm"/>
    </style:style>
    <style:style style:name="Tabela12.B" style:family="table-column">
      <style:table-column-properties style:column-width="16.753cm"/>
    </style:style>
    <style:style style:name="Tabela12.A1" style:family="table-cell">
      <style:table-cell-properties style:vertical-align="middle"/>
    </style:style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1">
      <style:paragraph-properties fo:margin-top="0cm" fo:margin-bottom="0cm" loext:contextual-spacing="false"/>
    </style:style>
    <style:style style:name="P5" style:family="paragraph" style:parent-style-name="Text_20_body" style:list-style-name="L2">
      <style:paragraph-properties fo:margin-top="0cm" fo:margin-bottom="0cm" loext:contextual-spacing="false"/>
    </style:style>
    <style:style style:name="fr1" style:family="graphic" style:parent-style-name="OL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 draw:ole-draw-aspect="1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Laravel 9 Yajra DataTables CRUD Example Tutorial<text:bookmark text:name="ezoic-pub-ad-placeholder-108"/></text:h>
      <text:p text:style-name="Text_20_body"><text:a xlink:type="simple" xlink:href="https://www.tutsmake.com/author/devtutsmake-com/" text:style-name="Internet_20_link" text:visited-style-name="Visited_20_Internet_20_Link">By Admin</text:a> <text:a xlink:type="simple" xlink:href="https://www.tutsmake.com/laravel-9-yajra-datatables-crud-example-tutorial/#respond" text:style-name="Internet_20_link" text:visited-style-name="Visited_20_Internet_20_Link">Leave a Comment on Laravel 9 Yajra DataTables CRUD Example Tutorial</text:a></text:p>
      <text:p text:style-name="Text_20_body">Laravel 9 Yajra Datatables CRUD operation; In this tutorial, we will learn how to create a simple crud application using yajra Datatables in laravel 9 apps.</text:p>
      <text:h text:style-name="Heading_20_2" text:outline-level="2"><text:bookmark text:name="laravel-9-datatable-crud-operation-example-tutorial"/>Laravel 9 DataTable CRUD Operation Example Tutorial</text:h>
      <text:p text:style-name="Text_20_body">Use the following steps to create a crud operation application using yajra dataTables in laravel 9 apps:</text:p>
      <text:list xml:id="list1462346095" text:style-name="L1">
        <text:list-item>
          <text:p text:style-name="P4">Step 1 – Download Laravel 9 App</text:p>
        </text:list-item>
        <text:list-item>
          <text:p text:style-name="P4">Step 2 – Database Configuration</text:p>
        </text:list-item>
        <text:list-item>
          <text:p text:style-name="P4">Step 3 – Install Yajra Datatables</text:p>
        </text:list-item>
        <text:list-item>
          <text:p text:style-name="P4">Step 4 – Build Model &amp; Migration</text:p>
        </text:list-item>
        <text:list-item>
          <text:p text:style-name="P4">Step 5 – Make Routes</text:p>
        </text:list-item>
        <text:list-item>
          <text:p text:style-name="P4">Step 6 – Generate CRUD Controller By Artisan Command</text:p>
        </text:list-item>
        <text:list-item>
          <text:p text:style-name="P4">Step 7 – Create Blade Views File</text:p>
          <text:list>
            <text:list-item>
              <text:p text:style-name="P4">Make Directory Name Companies</text:p>
            </text:list-item>
            <text:list-item>
              <text:p text:style-name="P4">index.blade.php</text:p>
            </text:list-item>
            <text:list-item>
              <text:p text:style-name="P4">create.blade.php</text:p>
            </text:list-item>
            <text:list-item>
              <text:p text:style-name="P4">edit.blade.php</text:p>
            </text:list-item>
            <text:list-item>
              <text:p text:style-name="P4">action.blade.php</text:p>
            </text:list-item>
          </text:list>
        </text:list-item>
        <text:list-item>
          <text:p text:style-name="P2">Step 8 – Run Development Server</text:p>
        </text:list-item>
      </text:list>
      <text:h text:style-name="Heading_20_3" text:outline-level="3"><text:bookmark text:name="step-1-download-laravel-9-app"/>Step 1 – Download Laravel 9 App</text:h>
      <text:p text:style-name="Text_20_body">First of all, download or install laravel 9 new setup. So, open the terminal and type the following command to install the new laravel 9 app into your machine:</text:p>
      <text:p text:style-name="P1">composer create-project --prefer-dist laravel/laravel LaravelDataTableCRUD</text:p>
      <text:h text:style-name="Heading_20_3" text:outline-level="3"><text:bookmark text:name="step-2-database-configuration"/>Step 2 – Database Configuration</text:h>
      <text:p text:style-name="Text_20_body">Setup database with your downloaded/installed laravel 9 app. So, you need to find .env file and setup database details as following:<text:bookmark text:name="ezoic-pub-ad-placeholder-137"/><text:bookmark text:name="div-gpt-ad-tutsmake_com-medrectangle-3-0"/></text:p>
      <text:section text:style-name="Sect1" text:name="highlighter_168665">
        <table:table table:name="Tabela1" table:style-name="Tabela1">
          <table:table-column table:style-name="Tabela1.A"/>
          <table:table-column table:style-name="Tabela1.B"/>
          <table:table-row table:style-name="TableLine94117818665744">
            <table:table-cell table:style-name="Tabela1.A1" office:value-type="string">
              <text:p text:style-name="Table_20_Contents">1</text:p>
              <text:p text:style-name="Table_20_Contents">2</text:p>
              <text:p text:style-name="Table_20_Contents">3</text:p>
              <text:p text:style-name="Table_20_Contents">4</text:p>
              <text:p text:style-name="Table_20_Contents">5</text:p>
              <text:p text:style-name="Table_20_Contents">6</text:p>
            </table:table-cell>
            <table:table-cell table:style-name="Tabela1.A1" office:value-type="string">
              <text:p text:style-name="Table_20_Contents"><text:span text:style-name="Source_20_Text">DB_CONNECTION=mysql</text:span></text:p>
              <text:p text:style-name="Table_20_Contents"><text:span text:style-name="Source_20_Text">DB_HOST=127.0.0.1</text:span></text:p>
              <text:p text:style-name="Table_20_Contents"><text:span text:style-name="Source_20_Text">DB_PORT=3306</text:span></text:p>
              <text:p text:style-name="Table_20_Contents"><text:span text:style-name="Source_20_Text">DB_DATABASE=database-name</text:span></text:p>
              <text:p text:style-name="Table_20_Contents"><text:span text:style-name="Source_20_Text">DB_USERNAME=database-user-name</text:span></text:p>
              <text:p text:style-name="Table_20_Contents"><text:span text:style-name="Source_20_Text">DB_PASSWORD=database-password</text:span></text:p>
            </table:table-cell>
          </table:table-row>
        </table:table>
        <text:p text:style-name="Text_20_body"/>
      </text:section>
      <text:h text:style-name="Heading_20_3" text:outline-level="3"><text:bookmark text:name="step-3-install-yajra-datatables"/><text:soft-page-break/>Step 3 – Install Yajra Datatables</text:h>
      <text:p text:style-name="Text_20_body">Navigate to your downloaded laravel 9 app directory. And then install Yajra Datatables Packages in your laravel app by executing the following command on terminal:<text:bookmark text:name="ezoic-pub-ad-placeholder-139"/><text:bookmark text:name="div-gpt-ad-tutsmake_com-medrectangle-4-0"/></text:p>
      <text:p text:style-name="P1"><text:bookmark-start text:name="block-b2644f04-1976-4483-b9d2-f73689c28c34"/><draw:frame draw:style-name="fr1" draw:name="Objeto2" text:anchor-type="char" svg:width="1.247cm" svg:height="1.247cm" draw:z-index="0"><draw:floating-frame/></draw:frame><text:bookmark-end text:name="block-b2644f04-1976-4483-b9d2-f73689c28c34"/>composer require yajra/laravel-datatables-oracle</text:p>
      <text:p text:style-name="Text_20_body">Then configure datatables package. So go to the config directory and open app.php file. And add the following service providers into app.php file:</text:p>
      <text:section text:style-name="Sect1" text:name="highlighter_96024">
        <table:table table:name="Tabela2" table:style-name="Tabela2">
          <table:table-column table:style-name="Tabela2.A"/>
          <table:table-column table:style-name="Tabela2.B"/>
          <table:table-row table:style-name="TableLine94117806285952">
            <table:table-cell table:style-name="Tabela2.A1" office:value-type="string">
              <text:p text:style-name="Table_20_Contents">1</text:p>
              <text:p text:style-name="Table_20_Contents">2</text:p>
              <text:p text:style-name="Table_20_Contents">3</text:p>
              <text:p text:style-name="Table_20_Contents">4</text:p>
              <text:p text:style-name="Table_20_Contents">5</text:p>
              <text:p text:style-name="Table_20_Contents">6</text:p>
              <text:p text:style-name="Table_20_Contents">7</text:p>
              <text:p text:style-name="Table_20_Contents">8</text:p>
              <text:p text:style-name="Table_20_Contents">9</text:p>
              <text:p text:style-name="Table_20_Contents">10</text:p>
              <text:p text:style-name="Table_20_Contents">11</text:p>
            </table:table-cell>
            <table:table-cell table:style-name="Tabela2.A1" office:value-type="string">
              <text:p text:style-name="Table_20_Contents"><text:span text:style-name="Source_20_Text">config/app.php</text:span></text:p>
              <text:p text:style-name="Table_20_Contents"><text:s/></text:p>
              <text:p text:style-name="Table_20_Contents"><text:span text:style-name="Source_20_Text"><text:s/>'providers'</text:span> <text:span text:style-name="Source_20_Text">=&gt; [</text:span></text:p>
              <text:p text:style-name="Table_20_Contents"><text:span text:style-name="Source_20_Text"><text:s text:c="3"/></text:span><text:s/></text:p>
              <text:p text:style-name="Table_20_Contents"><text:span text:style-name="Source_20_Text"><text:s text:c="3"/>Yajra\Datatables\DatatablesServiceProvider::class,</text:span></text:p>
              <text:p text:style-name="Table_20_Contents"><text:span text:style-name="Source_20_Text">],</text:span></text:p>
              <text:p text:style-name="Table_20_Contents"><text:s/></text:p>
              <text:p text:style-name="Table_20_Contents"><text:span text:style-name="Source_20_Text"><text:s/>'aliases'</text:span> <text:span text:style-name="Source_20_Text">=&gt; [</text:span></text:p>
              <text:p text:style-name="Table_20_Contents"><text:s/></text:p>
              <text:p text:style-name="Table_20_Contents"><text:span text:style-name="Source_20_Text"><text:s text:c="2"/>'Datatables'</text:span> <text:span text:style-name="Source_20_Text">=&gt; Yajra\Datatables\Facades\Datatables::class,</text:span></text:p>
              <text:p text:style-name="Table_20_Contents"><text:span text:style-name="Source_20_Text">] </text:span></text:p>
            </table:table-cell>
          </table:table-row>
        </table:table>
        <text:p text:style-name="Text_20_body"/>
      </text:section>
      <text:p text:style-name="Text_20_body">Then publish laravel datatables vendor package by using the following command:<text:bookmark text:name="ezoic-pub-ad-placeholder-147"/><text:bookmark text:name="div-gpt-ad-tutsmake_com-box-4-0"/></text:p>
      <text:p text:style-name="P1">php artisan vendor:publish</text:p>
      <text:h text:style-name="Heading_20_3" text:outline-level="3"><text:bookmark text:name="step-4-build-model-migration"/>Step 4 – Build Model &amp; Migration</text:h>
      <text:p text:style-name="Text_20_body">Open again your command prompt. And run the following command on it. To create model and migration file:</text:p>
      <text:p text:style-name="P1">php artisan make:model Company -m</text:p>
      <text:p text:style-name="Text_20_body">After that, open <text:span text:style-name="Strong_20_Emphasis">create_companies_table.php</text:span> file inside <text:span text:style-name="Strong_20_Emphasis">/database/migrations/</text:span> directory. And the update the function up() with following code:<text:bookmark text:name="ezoic-pub-ad-placeholder-141"/><text:bookmark text:name="div-gpt-ad-tutsmake_com-banner-1-0"/></text:p>
      <text:section text:style-name="Sect1" text:name="highlighter_591687">
        <table:table table:name="Tabela3" table:style-name="Tabela3">
          <table:table-column table:style-name="Tabela3.A"/>
          <table:table-column table:style-name="Tabela3.B"/>
          <table:table-row table:style-name="TableLine94117812504992">
            <table:table-cell table:style-name="Tabela3.A1" office:value-type="string">
              <text:p text:style-name="Table_20_Contents">1</text:p>
              <text:p text:style-name="Table_20_Contents">2</text:p>
              <text:p text:style-name="Table_20_Contents">3</text:p>
              <text:p text:style-name="Table_20_Contents">4</text:p>
              <text:p text:style-name="Table_20_Contents">5</text:p>
              <text:p text:style-name="Table_20_Contents">6</text:p>
              <text:p text:style-name="Table_20_Contents">7</text:p>
              <text:p text:style-name="Table_20_Contents">8</text:p>
              <text:p text:style-name="Table_20_Contents">9</text:p>
              <text:p text:style-name="Table_20_Contents">10</text:p>
            </table:table-cell>
            <table:table-cell table:style-name="Tabela3.A1" office:value-type="string">
              <text:p text:style-name="Table_20_Contents"><text:span text:style-name="Source_20_Text">public function up()</text:span></text:p>
              <text:p text:style-name="Table_20_Contents"><text:span text:style-name="Source_20_Text">{</text:span></text:p>
              <text:p text:style-name="Table_20_Contents"><text:span text:style-name="Source_20_Text"><text:s text:c="4"/>Schema::create('companies', function (Blueprint $table) {</text:span></text:p>
              <text:p text:style-name="Table_20_Contents"><text:span text:style-name="Source_20_Text"><text:s text:c="8"/>$table-&gt;id();</text:span></text:p>
              <text:p text:style-name="Table_20_Contents"><text:span text:style-name="Source_20_Text"><text:s text:c="8"/>$table-&gt;string('name');</text:span></text:p>
              <text:p text:style-name="Table_20_Contents"><text:span text:style-name="Source_20_Text"><text:s text:c="8"/>$table-&gt;string('email');</text:span></text:p>
              <text:p text:style-name="Table_20_Contents"><text:span text:style-name="Source_20_Text"><text:s text:c="8"/>$table-&gt;string('address');</text:span></text:p>
              <text:p text:style-name="Table_20_Contents"><text:span text:style-name="Source_20_Text"><text:s text:c="8"/>$table-&gt;timestamps();</text:span></text:p>
              <text:p text:style-name="Table_20_Contents"><text:span text:style-name="Source_20_Text"><text:s text:c="4"/>});</text:span></text:p>
              <text:p text:style-name="Table_20_Contents"><text:span text:style-name="Source_20_Text">}</text:span></text:p>
            </table:table-cell>
          </table:table-row>
        </table:table>
        <text:p text:style-name="Text_20_body"/>
      </text:section>
      <text:p text:style-name="Text_20_body">Then, open again command prompt and run the following command to create tables into database:</text:p>
      <text:p text:style-name="P1">php artisan migrate</text:p>
      <text:h text:style-name="Heading_20_3" text:outline-level="3"><text:bookmark text:name="step-5-make-routes"/><text:soft-page-break/>Step 5 – Make Routes</text:h>
      <text:p text:style-name="Text_20_body">Then create routes for laravel crud app. So, open web.php file from the routes directory of laravel CRUD app. And update the following routes into the web.php file:<text:bookmark text:name="ezoic-pub-ad-placeholder-142"/><text:bookmark text:name="div-gpt-ad-tutsmake_com-large-leaderboard-2-0"/></text:p>
      <text:section text:style-name="Sect1" text:name="highlighter_677145">
        <table:table table:name="Tabela4" table:style-name="Tabela4">
          <table:table-column table:style-name="Tabela4.A"/>
          <table:table-column table:style-name="Tabela4.B"/>
          <table:table-row table:style-name="TableLine94117812536928">
            <table:table-cell table:style-name="Tabela4.A1" office:value-type="string">
              <text:p text:style-name="Table_20_Contents">1</text:p>
              <text:p text:style-name="Table_20_Contents">2</text:p>
            </table:table-cell>
            <table:table-cell table:style-name="Tabela4.A1" office:value-type="string">
              <text:p text:style-name="Table_20_Contents"><text:span text:style-name="Source_20_Text">Route::resource('companies', CompanyCRUDController::class);</text:span></text:p>
              <text:p text:style-name="Table_20_Contents"><text:span text:style-name="Source_20_Text">Route::post('delete-company', [CompanyCRUDController::class,'destroy']);</text:span></text:p>
            </table:table-cell>
          </table:table-row>
        </table:table>
        <text:p text:style-name="Text_20_body"/>
      </text:section>
      <text:h text:style-name="Heading_20_3" text:outline-level="3"><text:bookmark text:name="step-6-generate-crud-controller-by-artisan-command"/>Step 6 – Generate CRUD Controller By Artisan Command</text:h>
      <text:p text:style-name="Text_20_body">Create a controller by using the following command on the command prompt to create a controller file:</text:p>
      <text:p text:style-name="P1">php artisan make:controller CompanyCRUDController</text:p>
      <text:p text:style-name="Text_20_body">After that, visit at app/Http/controllers and open CompanyCRUDController.php file. And update the following code into it:</text:p>
      <text:section text:style-name="Sect1" text:name="highlighter_906723">
        <table:table table:name="Tabela5" table:style-name="Tabela5">
          <table:table-column table:style-name="Tabela5.A"/>
          <table:table-column table:style-name="Tabela5.B"/>
          <table:table-row table:style-name="TableLine94117819166864">
            <table:table-cell table:style-name="Tabela5.A1" office:value-type="string">
              <text:p text:style-name="Table_20_Contents">1</text:p>
              <text:p text:style-name="Table_20_Contents">2</text:p>
              <text:p text:style-name="Table_20_Contents">3</text:p>
              <text:p text:style-name="Table_20_Contents">4</text:p>
              <text:p text:style-name="Table_20_Contents">5</text:p>
              <text:p text:style-name="Table_20_Contents">6</text:p>
              <text:p text:style-name="Table_20_Contents">7</text:p>
              <text:p text:style-name="Table_20_Contents">8</text:p>
              <text:p text:style-name="Table_20_Contents">9</text:p>
              <text:p text:style-name="Table_20_Contents">10</text:p>
              <text:p text:style-name="Table_20_Contents">11</text:p>
              <text:p text:style-name="Table_20_Contents">12</text:p>
              <text:p text:style-name="Table_20_Contents">13</text:p>
              <text:p text:style-name="Table_20_Contents">14</text:p>
              <text:p text:style-name="Table_20_Contents">15</text:p>
              <text:p text:style-name="Table_20_Contents">16</text:p>
              <text:p text:style-name="Table_20_Contents">17</text:p>
              <text:p text:style-name="Table_20_Contents">18</text:p>
              <text:p text:style-name="Table_20_Contents">19</text:p>
              <text:p text:style-name="Table_20_Contents">20</text:p>
              <text:p text:style-name="Table_20_Contents">21</text:p>
              <text:p text:style-name="Table_20_Contents">22</text:p>
              <text:p text:style-name="Table_20_Contents">23</text:p>
              <text:p text:style-name="Table_20_Contents">24</text:p>
              <text:p text:style-name="Table_20_Contents">25</text:p>
              <text:p text:style-name="Table_20_Contents">26</text:p>
              <text:p text:style-name="Table_20_Contents">27</text:p>
              <text:p text:style-name="Table_20_Contents">28</text:p>
              <text:p text:style-name="Table_20_Contents">29</text:p>
              <text:p text:style-name="Table_20_Contents">30</text:p>
              <text:p text:style-name="Table_20_Contents">31</text:p>
              <text:p text:style-name="Table_20_Contents">32</text:p>
              <text:p text:style-name="Table_20_Contents">33</text:p>
              <text:p text:style-name="Table_20_Contents">34</text:p>
              <text:p text:style-name="Table_20_Contents"><text:soft-page-break/>35</text:p>
              <text:p text:style-name="Table_20_Contents">36</text:p>
              <text:p text:style-name="Table_20_Contents">37</text:p>
              <text:p text:style-name="Table_20_Contents">38</text:p>
              <text:p text:style-name="Table_20_Contents">39</text:p>
              <text:p text:style-name="Table_20_Contents">40</text:p>
              <text:p text:style-name="Table_20_Contents">41</text:p>
              <text:p text:style-name="Table_20_Contents">42</text:p>
              <text:p text:style-name="Table_20_Contents">43</text:p>
              <text:p text:style-name="Table_20_Contents">44</text:p>
              <text:p text:style-name="Table_20_Contents">45</text:p>
              <text:p text:style-name="Table_20_Contents">46</text:p>
              <text:p text:style-name="Table_20_Contents">47</text:p>
              <text:p text:style-name="Table_20_Contents">48</text:p>
              <text:p text:style-name="Table_20_Contents">49</text:p>
              <text:p text:style-name="Table_20_Contents">50</text:p>
              <text:p text:style-name="Table_20_Contents">51</text:p>
              <text:p text:style-name="Table_20_Contents">52</text:p>
              <text:p text:style-name="Table_20_Contents">53</text:p>
              <text:p text:style-name="Table_20_Contents">54</text:p>
              <text:p text:style-name="Table_20_Contents">55</text:p>
              <text:p text:style-name="Table_20_Contents">56</text:p>
              <text:p text:style-name="Table_20_Contents">57</text:p>
              <text:p text:style-name="Table_20_Contents">58</text:p>
              <text:p text:style-name="Table_20_Contents">59</text:p>
              <text:p text:style-name="Table_20_Contents">60</text:p>
              <text:p text:style-name="Table_20_Contents">61</text:p>
              <text:p text:style-name="Table_20_Contents">62</text:p>
              <text:p text:style-name="Table_20_Contents">63</text:p>
              <text:p text:style-name="Table_20_Contents">64</text:p>
              <text:p text:style-name="Table_20_Contents">65</text:p>
              <text:p text:style-name="Table_20_Contents">66</text:p>
              <text:p text:style-name="Table_20_Contents">67</text:p>
              <text:p text:style-name="Table_20_Contents">68</text:p>
              <text:p text:style-name="Table_20_Contents">69</text:p>
              <text:p text:style-name="Table_20_Contents">70</text:p>
              <text:p text:style-name="Table_20_Contents">71</text:p>
              <text:p text:style-name="Table_20_Contents">72</text:p>
              <text:p text:style-name="Table_20_Contents">73</text:p>
              <text:p text:style-name="Table_20_Contents">74</text:p>
              <text:p text:style-name="Table_20_Contents">75</text:p>
              <text:p text:style-name="Table_20_Contents">76</text:p>
              <text:p text:style-name="Table_20_Contents">77</text:p>
              <text:p text:style-name="Table_20_Contents">78</text:p>
              <text:p text:style-name="Table_20_Contents">79</text:p>
              <text:p text:style-name="Table_20_Contents">80</text:p>
              <text:p text:style-name="Table_20_Contents">81</text:p>
              <text:p text:style-name="Table_20_Contents">82</text:p>
              <text:p text:style-name="Table_20_Contents">83</text:p>
              <text:p text:style-name="Table_20_Contents">84</text:p>
              <text:p text:style-name="Table_20_Contents">85</text:p>
              <text:p text:style-name="Table_20_Contents">86</text:p>
              <text:p text:style-name="Table_20_Contents"><text:soft-page-break/>87</text:p>
              <text:p text:style-name="Table_20_Contents">88</text:p>
              <text:p text:style-name="Table_20_Contents">89</text:p>
              <text:p text:style-name="Table_20_Contents">90</text:p>
              <text:p text:style-name="Table_20_Contents">91</text:p>
              <text:p text:style-name="Table_20_Contents">92</text:p>
              <text:p text:style-name="Table_20_Contents">93</text:p>
              <text:p text:style-name="Table_20_Contents">94</text:p>
              <text:p text:style-name="Table_20_Contents">95</text:p>
              <text:p text:style-name="Table_20_Contents">96</text:p>
              <text:p text:style-name="Table_20_Contents">97</text:p>
              <text:p text:style-name="Table_20_Contents">98</text:p>
              <text:p text:style-name="Table_20_Contents">99</text:p>
              <text:p text:style-name="Table_20_Contents">100</text:p>
              <text:p text:style-name="Table_20_Contents">101</text:p>
              <text:p text:style-name="Table_20_Contents">102</text:p>
              <text:p text:style-name="Table_20_Contents">103</text:p>
              <text:p text:style-name="Table_20_Contents">104</text:p>
              <text:p text:style-name="Table_20_Contents">105</text:p>
              <text:p text:style-name="Table_20_Contents">106</text:p>
              <text:p text:style-name="Table_20_Contents">107</text:p>
            </table:table-cell>
            <table:table-cell table:style-name="Tabela5.A1" office:value-type="string">
              <text:p text:style-name="Table_20_Contents"><text:span text:style-name="Source_20_Text">&lt;?php</text:span></text:p>
              <text:p text:style-name="Table_20_Contents"><text:span text:style-name="Source_20_Text">namespace</text:span> <text:span text:style-name="Source_20_Text">App\Http\Controllers;</text:span></text:p>
              <text:p text:style-name="Table_20_Contents"><text:span text:style-name="Source_20_Text">use</text:span> <text:span text:style-name="Source_20_Text">App\Models\Company;</text:span></text:p>
              <text:p text:style-name="Table_20_Contents"><text:span text:style-name="Source_20_Text">use</text:span> <text:span text:style-name="Source_20_Text">Illuminate\Http\Request;</text:span></text:p>
              <text:p text:style-name="Table_20_Contents"><text:span text:style-name="Source_20_Text">use</text:span> <text:span text:style-name="Source_20_Text">Datatables;</text:span></text:p>
              <text:p text:style-name="Table_20_Contents"><text:span text:style-name="Source_20_Text">class</text:span> <text:span text:style-name="Source_20_Text">CompanyCRUDController extends</text:span> <text:span text:style-name="Source_20_Text">Controller</text:span></text:p>
              <text:p text:style-name="Table_20_Contents"><text:span text:style-name="Source_20_Text">{</text:span></text:p>
              <text:p text:style-name="Table_20_Contents"><text:span text:style-name="Source_20_Text">/**</text:span></text:p>
              <text:p text:style-name="Table_20_Contents"><text:span text:style-name="Source_20_Text">* Display a listing of the resource.</text:span></text:p>
              <text:p text:style-name="Table_20_Contents"><text:span text:style-name="Source_20_Text">*</text:span></text:p>
              <text:p text:style-name="Table_20_Contents"><text:span text:style-name="Source_20_Text">* @return \Illuminate\Http\Response</text:span></text:p>
              <text:p text:style-name="Table_20_Contents"><text:span text:style-name="Source_20_Text">*/</text:span></text:p>
              <text:p text:style-name="Table_20_Contents"><text:span text:style-name="Source_20_Text">public</text:span> <text:span text:style-name="Source_20_Text">function</text:span> <text:span text:style-name="Source_20_Text">index()</text:span></text:p>
              <text:p text:style-name="Table_20_Contents"><text:span text:style-name="Source_20_Text">{</text:span></text:p>
              <text:p text:style-name="Table_20_Contents"><text:span text:style-name="Source_20_Text">if(request()-&gt;ajax()) {</text:span></text:p>
              <text:p text:style-name="Table_20_Contents"><text:span text:style-name="Source_20_Text">return</text:span> <text:span text:style-name="Source_20_Text">datatables()-&gt;of(Company::select('*'))</text:span></text:p>
              <text:p text:style-name="Table_20_Contents"><text:span text:style-name="Source_20_Text">-&gt;addColumn('action', 'companies.action')</text:span></text:p>
              <text:p text:style-name="Table_20_Contents"><text:span text:style-name="Source_20_Text">-&gt;rawColumns(['action'])</text:span></text:p>
              <text:p text:style-name="Table_20_Contents"><text:span text:style-name="Source_20_Text">-&gt;addIndexColumn()</text:span></text:p>
              <text:p text:style-name="Table_20_Contents"><text:span text:style-name="Source_20_Text">-&gt;make(true);</text:span></text:p>
              <text:p text:style-name="Table_20_Contents"><text:span text:style-name="Source_20_Text">}</text:span></text:p>
              <text:p text:style-name="Table_20_Contents"><text:span text:style-name="Source_20_Text">return</text:span> <text:span text:style-name="Source_20_Text">view('companies.index');</text:span></text:p>
              <text:p text:style-name="Table_20_Contents"><text:span text:style-name="Source_20_Text">}</text:span></text:p>
              <text:p text:style-name="Table_20_Contents"><text:span text:style-name="Source_20_Text">/**</text:span></text:p>
              <text:p text:style-name="Table_20_Contents"><text:span text:style-name="Source_20_Text">* Show the form for creating a new resource.</text:span></text:p>
              <text:p text:style-name="Table_20_Contents"><text:span text:style-name="Source_20_Text">*</text:span></text:p>
              <text:p text:style-name="Table_20_Contents"><text:span text:style-name="Source_20_Text">* @return \Illuminate\Http\Response</text:span></text:p>
              <text:p text:style-name="Table_20_Contents"><text:span text:style-name="Source_20_Text">*/</text:span></text:p>
              <text:p text:style-name="Table_20_Contents"><text:span text:style-name="Source_20_Text">public</text:span> <text:span text:style-name="Source_20_Text">function</text:span> <text:span text:style-name="Source_20_Text">create()</text:span></text:p>
              <text:p text:style-name="Table_20_Contents"><text:span text:style-name="Source_20_Text">{</text:span></text:p>
              <text:p text:style-name="Table_20_Contents"><text:span text:style-name="Source_20_Text">return</text:span> <text:span text:style-name="Source_20_Text">view('companies.create');</text:span></text:p>
              <text:p text:style-name="Table_20_Contents"><text:span text:style-name="Source_20_Text">}</text:span></text:p>
              <text:p text:style-name="Table_20_Contents"><text:span text:style-name="Source_20_Text">/**</text:span></text:p>
              <text:p text:style-name="Table_20_Contents"><text:soft-page-break/><text:span text:style-name="Source_20_Text">* Store a newly created resource in storage.</text:span></text:p>
              <text:p text:style-name="Table_20_Contents"><text:span text:style-name="Source_20_Text">*</text:span></text:p>
              <text:p text:style-name="Table_20_Contents"><text:span text:style-name="Source_20_Text">* @param <text:s/>\Illuminate\Http\Request <text:s/>$request</text:span></text:p>
              <text:p text:style-name="Table_20_Contents"><text:span text:style-name="Source_20_Text">* @return \Illuminate\Http\Response</text:span></text:p>
              <text:p text:style-name="Table_20_Contents"><text:span text:style-name="Source_20_Text">*/</text:span></text:p>
              <text:p text:style-name="Table_20_Contents"><text:span text:style-name="Source_20_Text">public</text:span> <text:span text:style-name="Source_20_Text">function</text:span> <text:span text:style-name="Source_20_Text">store(Request $request)</text:span></text:p>
              <text:p text:style-name="Table_20_Contents"><text:span text:style-name="Source_20_Text">{</text:span></text:p>
              <text:p text:style-name="Table_20_Contents"><text:span text:style-name="Source_20_Text">$request-&gt;validate([</text:span></text:p>
              <text:p text:style-name="Table_20_Contents"><text:span text:style-name="Source_20_Text">'name'</text:span> <text:span text:style-name="Source_20_Text">=&gt; 'required',</text:span></text:p>
              <text:p text:style-name="Table_20_Contents"><text:span text:style-name="Source_20_Text">'email'</text:span> <text:span text:style-name="Source_20_Text">=&gt; 'required',</text:span></text:p>
              <text:p text:style-name="Table_20_Contents"><text:span text:style-name="Source_20_Text">'address'</text:span> <text:span text:style-name="Source_20_Text">=&gt; 'required'</text:span></text:p>
              <text:p text:style-name="Table_20_Contents"><text:span text:style-name="Source_20_Text">]);</text:span></text:p>
              <text:p text:style-name="Table_20_Contents"><text:span text:style-name="Source_20_Text">$company</text:span> <text:span text:style-name="Source_20_Text">= new</text:span> <text:span text:style-name="Source_20_Text">Company;</text:span></text:p>
              <text:p text:style-name="Table_20_Contents"><text:span text:style-name="Source_20_Text">$company-&gt;name = $request-&gt;name;</text:span></text:p>
              <text:p text:style-name="Table_20_Contents"><text:span text:style-name="Source_20_Text">$company-&gt;email = $request-&gt;email;</text:span></text:p>
              <text:p text:style-name="Table_20_Contents"><text:span text:style-name="Source_20_Text">$company-&gt;address = $request-&gt;address;</text:span></text:p>
              <text:p text:style-name="Table_20_Contents"><text:span text:style-name="Source_20_Text">$company-&gt;save();</text:span></text:p>
              <text:p text:style-name="Table_20_Contents"><text:span text:style-name="Source_20_Text">return</text:span> <text:span text:style-name="Source_20_Text">redirect()-&gt;route('companies.index')</text:span></text:p>
              <text:p text:style-name="Table_20_Contents"><text:span text:style-name="Source_20_Text">-&gt;with('success','Company has been created successfully.');</text:span></text:p>
              <text:p text:style-name="Table_20_Contents"><text:span text:style-name="Source_20_Text">}</text:span></text:p>
              <text:p text:style-name="Table_20_Contents"><text:span text:style-name="Source_20_Text">/**</text:span></text:p>
              <text:p text:style-name="Table_20_Contents"><text:span text:style-name="Source_20_Text">* Display the specified resource.</text:span></text:p>
              <text:p text:style-name="Table_20_Contents"><text:span text:style-name="Source_20_Text">*</text:span></text:p>
              <text:p text:style-name="Table_20_Contents"><text:span text:style-name="Source_20_Text">* @param <text:s/>\App\company <text:s/>$company</text:span></text:p>
              <text:p text:style-name="Table_20_Contents"><text:span text:style-name="Source_20_Text">* @return \Illuminate\Http\Response</text:span></text:p>
              <text:p text:style-name="Table_20_Contents"><text:span text:style-name="Source_20_Text">*/</text:span></text:p>
              <text:p text:style-name="Table_20_Contents"><text:span text:style-name="Source_20_Text">public</text:span> <text:span text:style-name="Source_20_Text">function</text:span> <text:span text:style-name="Source_20_Text">show(Company $company)</text:span></text:p>
              <text:p text:style-name="Table_20_Contents"><text:span text:style-name="Source_20_Text">{</text:span></text:p>
              <text:p text:style-name="Table_20_Contents"><text:span text:style-name="Source_20_Text">return</text:span> <text:span text:style-name="Source_20_Text">view('companies.show',compact('company'));</text:span></text:p>
              <text:p text:style-name="Table_20_Contents"><text:span text:style-name="Source_20_Text">} </text:span></text:p>
              <text:p text:style-name="Table_20_Contents"><text:span text:style-name="Source_20_Text">/**</text:span></text:p>
              <text:p text:style-name="Table_20_Contents"><text:span text:style-name="Source_20_Text">* Show the form for editing the specified resource.</text:span></text:p>
              <text:p text:style-name="Table_20_Contents"><text:span text:style-name="Source_20_Text">*</text:span></text:p>
              <text:p text:style-name="Table_20_Contents"><text:span text:style-name="Source_20_Text">* @param <text:s/>\App\Company <text:s/>$company</text:span></text:p>
              <text:p text:style-name="Table_20_Contents"><text:span text:style-name="Source_20_Text">* @return \Illuminate\Http\Response</text:span></text:p>
              <text:p text:style-name="Table_20_Contents"><text:span text:style-name="Source_20_Text">*/</text:span></text:p>
              <text:p text:style-name="Table_20_Contents"><text:span text:style-name="Source_20_Text">public</text:span> <text:span text:style-name="Source_20_Text">function</text:span> <text:span text:style-name="Source_20_Text">edit(Company $company)</text:span></text:p>
              <text:p text:style-name="Table_20_Contents"><text:span text:style-name="Source_20_Text">{</text:span></text:p>
              <text:p text:style-name="Table_20_Contents"><text:span text:style-name="Source_20_Text">return</text:span> <text:span text:style-name="Source_20_Text">view('companies.edit',compact('company'));</text:span></text:p>
              <text:p text:style-name="Table_20_Contents"><text:span text:style-name="Source_20_Text">}</text:span></text:p>
              <text:p text:style-name="Table_20_Contents"><text:span text:style-name="Source_20_Text">/**</text:span></text:p>
              <text:p text:style-name="Table_20_Contents"><text:span text:style-name="Source_20_Text">* Update the specified resource in storage.</text:span></text:p>
              <text:p text:style-name="Table_20_Contents"><text:span text:style-name="Source_20_Text">*</text:span></text:p>
              <text:p text:style-name="Table_20_Contents"><text:span text:style-name="Source_20_Text">* @param <text:s/>\Illuminate\Http\Request <text:s/>$request</text:span></text:p>
              <text:p text:style-name="Table_20_Contents"><text:span text:style-name="Source_20_Text">* @param <text:s/>\App\company <text:s/>$company</text:span></text:p>
              <text:p text:style-name="Table_20_Contents"><text:span text:style-name="Source_20_Text">* @return \Illuminate\Http\Response</text:span></text:p>
              <text:p text:style-name="Table_20_Contents"><text:span text:style-name="Source_20_Text">*/</text:span></text:p>
              <text:p text:style-name="Table_20_Contents"><text:span text:style-name="Source_20_Text">public</text:span> <text:span text:style-name="Source_20_Text">function</text:span> <text:span text:style-name="Source_20_Text">update(Request $request, $id)</text:span></text:p>
              <text:p text:style-name="Table_20_Contents"><text:span text:style-name="Source_20_Text">{</text:span></text:p>
              <text:p text:style-name="Table_20_Contents"><text:span text:style-name="Source_20_Text">$request-&gt;validate([</text:span></text:p>
              <text:p text:style-name="Table_20_Contents"><text:span text:style-name="Source_20_Text">'name'</text:span> <text:span text:style-name="Source_20_Text">=&gt; 'required',</text:span></text:p>
              <text:p text:style-name="Table_20_Contents"><text:span text:style-name="Source_20_Text">'email'</text:span> <text:span text:style-name="Source_20_Text">=&gt; 'required',</text:span></text:p>
              <text:p text:style-name="Table_20_Contents"><text:soft-page-break/><text:span text:style-name="Source_20_Text">'address'</text:span> <text:span text:style-name="Source_20_Text">=&gt; 'required'</text:span></text:p>
              <text:p text:style-name="Table_20_Contents"><text:span text:style-name="Source_20_Text">]);</text:span></text:p>
              <text:p text:style-name="Table_20_Contents"><text:span text:style-name="Source_20_Text">$company</text:span> <text:span text:style-name="Source_20_Text">= Company::find($id);</text:span></text:p>
              <text:p text:style-name="Table_20_Contents"><text:span text:style-name="Source_20_Text">$company-&gt;name = $request-&gt;name;</text:span></text:p>
              <text:p text:style-name="Table_20_Contents"><text:span text:style-name="Source_20_Text">$company-&gt;email = $request-&gt;email;</text:span></text:p>
              <text:p text:style-name="Table_20_Contents"><text:span text:style-name="Source_20_Text">$company-&gt;address = $request-&gt;address;</text:span></text:p>
              <text:p text:style-name="Table_20_Contents"><text:span text:style-name="Source_20_Text">$company-&gt;save();</text:span></text:p>
              <text:p text:style-name="Table_20_Contents"><text:span text:style-name="Source_20_Text">return</text:span> <text:span text:style-name="Source_20_Text">redirect()-&gt;route('companies.index')</text:span></text:p>
              <text:p text:style-name="Table_20_Contents"><text:span text:style-name="Source_20_Text">-&gt;with('success','Company Has Been updated successfully');</text:span></text:p>
              <text:p text:style-name="Table_20_Contents"><text:span text:style-name="Source_20_Text">}</text:span></text:p>
              <text:p text:style-name="Table_20_Contents"><text:span text:style-name="Source_20_Text">/**</text:span></text:p>
              <text:p text:style-name="Table_20_Contents"><text:span text:style-name="Source_20_Text">* Remove the specified resource from storage.</text:span></text:p>
              <text:p text:style-name="Table_20_Contents"><text:span text:style-name="Source_20_Text">*</text:span></text:p>
              <text:p text:style-name="Table_20_Contents"><text:span text:style-name="Source_20_Text">* @param <text:s/>\App\Company <text:s/>$company</text:span></text:p>
              <text:p text:style-name="Table_20_Contents"><text:span text:style-name="Source_20_Text">* @return \Illuminate\Http\Response</text:span></text:p>
              <text:p text:style-name="Table_20_Contents"><text:span text:style-name="Source_20_Text">*/</text:span></text:p>
              <text:p text:style-name="Table_20_Contents"><text:span text:style-name="Source_20_Text">public</text:span> <text:span text:style-name="Source_20_Text">function</text:span> <text:span text:style-name="Source_20_Text">destroy(Request $request)</text:span></text:p>
              <text:p text:style-name="Table_20_Contents"><text:span text:style-name="Source_20_Text">{</text:span></text:p>
              <text:p text:style-name="Table_20_Contents"><text:span text:style-name="Source_20_Text">$com</text:span> <text:span text:style-name="Source_20_Text">= Company::where('id',$request-&gt;id)-&gt;delete();</text:span></text:p>
              <text:p text:style-name="Table_20_Contents"><text:span text:style-name="Source_20_Text">return</text:span> <text:span text:style-name="Source_20_Text">Response()-&gt;json($com);</text:span></text:p>
              <text:p text:style-name="Table_20_Contents"><text:span text:style-name="Source_20_Text">}</text:span></text:p>
              <text:p text:style-name="Table_20_Contents"><text:span text:style-name="Source_20_Text">}</text:span></text:p>
            </table:table-cell>
          </table:table-row>
        </table:table>
        <text:p text:style-name="Text_20_body"/>
      </text:section>
      <text:h text:style-name="Heading_20_3" text:outline-level="3"><text:bookmark text:name="step-6-create-blade-views-file"/>Step 6 – Create Blade Views File</text:h>
      <text:p text:style-name="Text_20_body"><text:bookmark text:name="ezoic-pub-ad-placeholder-143"/>Create the directory and some blade view, see the following:</text:p>
      <text:list xml:id="list430910868" text:style-name="L2">
        <text:list-item>
          <text:p text:style-name="P5">Make Directory Name Companies</text:p>
        </text:list-item>
        <text:list-item>
          <text:p text:style-name="P5">index.blade.php</text:p>
        </text:list-item>
        <text:list-item>
          <text:p text:style-name="P5">create.blade.php</text:p>
        </text:list-item>
        <text:list-item>
          <text:p text:style-name="P5">edit.blade.php</text:p>
        </text:list-item>
        <text:list-item>
          <text:p text:style-name="P3">action.blade.php</text:p>
        </text:list-item>
      </text:list>
      <text:p text:style-name="Text_20_body">Create directory name <text:span text:style-name="Strong_20_Emphasis">companies</text:span> inside <text:span text:style-name="Strong_20_Emphasis">resources/views </text:span>directory.</text:p>
      <text:p text:style-name="Text_20_body">Note that, create index.blade.php, create.blade.php and edit.blade inside companies directory. And update the following code into following files:<text:bookmark text:name="ezoic-pub-ad-placeholder-144"/><text:bookmark text:name="div-gpt-ad-tutsmake_com-large-mobile-banner-1-0"/></text:p>
      <text:p text:style-name="Text_20_body"><text:bookmark-start text:name="div-gpt-ad-tutsmake_com-large-mobile-banner-1-0_1"/><draw:frame draw:style-name="fr1" draw:name="Objeto7" text:anchor-type="char" svg:width="1.247cm" svg:height="1.247cm" draw:z-index="2"><draw:floating-frame/></draw:frame><draw:frame draw:style-name="fr1" draw:name="Objeto6" text:anchor-type="char" svg:width="1.247cm" svg:height="1.247cm" draw:z-index="1"><draw:floating-frame/></draw:frame><text:bookmark-end text:name="div-gpt-ad-tutsmake_com-large-mobile-banner-1-0_1"/><text:span text:style-name="Strong_20_Emphasis">index.blade.php</text:span>:</text:p>
      <text:section text:style-name="Sect1" text:name="highlighter_6128">
        <table:table table:name="Tabela6" table:style-name="Tabela6">
          <table:table-column table:style-name="Tabela6.A"/>
          <table:table-column table:style-name="Tabela6.B"/>
          <table:table-row table:style-name="TableLine94117819441744">
            <table:table-cell table:style-name="Tabela6.A1" office:value-type="string">
              <text:p text:style-name="Table_20_Contents">1</text:p>
              <text:p text:style-name="Table_20_Contents">2</text:p>
              <text:p text:style-name="Table_20_Contents">3</text:p>
              <text:p text:style-name="Table_20_Contents">4</text:p>
              <text:p text:style-name="Table_20_Contents">5</text:p>
              <text:p text:style-name="Table_20_Contents">6</text:p>
              <text:p text:style-name="Table_20_Contents">7</text:p>
              <text:p text:style-name="Table_20_Contents">8</text:p>
              <text:p text:style-name="Table_20_Contents">9</text:p>
              <text:p text:style-name="Table_20_Contents">10</text:p>
              <text:p text:style-name="Table_20_Contents">11</text:p>
              <text:p text:style-name="Table_20_Contents">12</text:p>
              <text:p text:style-name="Table_20_Contents"><text:soft-page-break/>13</text:p>
              <text:p text:style-name="Table_20_Contents">14</text:p>
              <text:p text:style-name="Table_20_Contents">15</text:p>
              <text:p text:style-name="Table_20_Contents">16</text:p>
              <text:p text:style-name="Table_20_Contents">17</text:p>
              <text:p text:style-name="Table_20_Contents">18</text:p>
              <text:p text:style-name="Table_20_Contents">19</text:p>
              <text:p text:style-name="Table_20_Contents">20</text:p>
              <text:p text:style-name="Table_20_Contents">21</text:p>
              <text:p text:style-name="Table_20_Contents">22</text:p>
              <text:p text:style-name="Table_20_Contents">23</text:p>
              <text:p text:style-name="Table_20_Contents">24</text:p>
              <text:p text:style-name="Table_20_Contents">25</text:p>
              <text:p text:style-name="Table_20_Contents">26</text:p>
              <text:p text:style-name="Table_20_Contents">27</text:p>
              <text:p text:style-name="Table_20_Contents">28</text:p>
              <text:p text:style-name="Table_20_Contents">29</text:p>
              <text:p text:style-name="Table_20_Contents">30</text:p>
              <text:p text:style-name="Table_20_Contents">31</text:p>
              <text:p text:style-name="Table_20_Contents">32</text:p>
              <text:p text:style-name="Table_20_Contents">33</text:p>
              <text:p text:style-name="Table_20_Contents">34</text:p>
              <text:p text:style-name="Table_20_Contents">35</text:p>
              <text:p text:style-name="Table_20_Contents">36</text:p>
              <text:p text:style-name="Table_20_Contents">37</text:p>
              <text:p text:style-name="Table_20_Contents">38</text:p>
              <text:p text:style-name="Table_20_Contents">39</text:p>
              <text:p text:style-name="Table_20_Contents">40</text:p>
              <text:p text:style-name="Table_20_Contents">41</text:p>
              <text:p text:style-name="Table_20_Contents">42</text:p>
              <text:p text:style-name="Table_20_Contents">43</text:p>
              <text:p text:style-name="Table_20_Contents">44</text:p>
              <text:p text:style-name="Table_20_Contents">45</text:p>
              <text:p text:style-name="Table_20_Contents">46</text:p>
              <text:p text:style-name="Table_20_Contents">47</text:p>
              <text:p text:style-name="Table_20_Contents">48</text:p>
              <text:p text:style-name="Table_20_Contents">49</text:p>
              <text:p text:style-name="Table_20_Contents">50</text:p>
              <text:p text:style-name="Table_20_Contents">51</text:p>
              <text:p text:style-name="Table_20_Contents">52</text:p>
              <text:p text:style-name="Table_20_Contents">53</text:p>
              <text:p text:style-name="Table_20_Contents">54</text:p>
              <text:p text:style-name="Table_20_Contents">55</text:p>
              <text:p text:style-name="Table_20_Contents">56</text:p>
              <text:p text:style-name="Table_20_Contents">57</text:p>
              <text:p text:style-name="Table_20_Contents">58</text:p>
              <text:p text:style-name="Table_20_Contents">59</text:p>
              <text:p text:style-name="Table_20_Contents">60</text:p>
              <text:p text:style-name="Table_20_Contents">61</text:p>
              <text:p text:style-name="Table_20_Contents">62</text:p>
              <text:p text:style-name="Table_20_Contents">63</text:p>
              <text:p text:style-name="Table_20_Contents">64</text:p>
              <text:p text:style-name="Table_20_Contents"><text:soft-page-break/>65</text:p>
              <text:p text:style-name="Table_20_Contents">66</text:p>
              <text:p text:style-name="Table_20_Contents">67</text:p>
              <text:p text:style-name="Table_20_Contents">68</text:p>
              <text:p text:style-name="Table_20_Contents">69</text:p>
              <text:p text:style-name="Table_20_Contents">70</text:p>
              <text:p text:style-name="Table_20_Contents">71</text:p>
              <text:p text:style-name="Table_20_Contents">72</text:p>
              <text:p text:style-name="Table_20_Contents">73</text:p>
              <text:p text:style-name="Table_20_Contents">74</text:p>
              <text:p text:style-name="Table_20_Contents">75</text:p>
              <text:p text:style-name="Table_20_Contents">76</text:p>
              <text:p text:style-name="Table_20_Contents">77</text:p>
              <text:p text:style-name="Table_20_Contents">78</text:p>
              <text:p text:style-name="Table_20_Contents">79</text:p>
              <text:p text:style-name="Table_20_Contents">80</text:p>
              <text:p text:style-name="Table_20_Contents">81</text:p>
              <text:p text:style-name="Table_20_Contents">82</text:p>
              <text:p text:style-name="Table_20_Contents">83</text:p>
              <text:p text:style-name="Table_20_Contents">84</text:p>
            </table:table-cell>
            <table:table-cell table:style-name="Tabela6.A1" office:value-type="string">
              <text:p text:style-name="Table_20_Contents"><text:span text:style-name="Source_20_Text">&lt;!DOCTYPE</text:span> <text:span text:style-name="Source_20_Text">html&gt;</text:span></text:p>
              <text:p text:style-name="Table_20_Contents"><text:span text:style-name="Source_20_Text">&lt;html</text:span> <text:span text:style-name="Source_20_Text">lang="en"&gt;</text:span></text:p>
              <text:p text:style-name="Table_20_Contents"><text:span text:style-name="Source_20_Text">&lt;head&gt;</text:span></text:p>
              <text:p text:style-name="Table_20_Contents"><text:span text:style-name="Source_20_Text">&lt;meta</text:span> <text:span text:style-name="Source_20_Text">charset="UTF-8"&gt;</text:span></text:p>
              <text:p text:style-name="Table_20_Contents"><text:span text:style-name="Source_20_Text">&lt;title&gt;Laravel 9 DataTables CRUD Tutorial From Scratch - Tutsmake.com&lt;/title&gt;</text:span></text:p>
              <text:p text:style-name="Table_20_Contents"><text:span text:style-name="Source_20_Text">&lt;meta</text:span> <text:span text:style-name="Source_20_Text">name="csrf-token"</text:span> <text:span text:style-name="Source_20_Text">content="{{ csrf_token() }}"&gt;</text:span></text:p>
              <text:p text:style-name="Table_20_Contents"><text:span text:style-name="Source_20_Text">&lt;link</text:span> <text:span text:style-name="Source_20_Text">rel="stylesheet"</text:span> <text:span text:style-name="Source_20_Text">href="</text:span><text:a xlink:type="simple" xlink:href="https://stackpath.bootstrapcdn.com/bootstrap/4.5.2/css/bootstrap.min.css" text:style-name="Internet_20_link" text:visited-style-name="Visited_20_Internet_20_Link"><text:span text:style-name="Source_20_Text">https://stackpath.bootstrapcdn.com/bootstrap/4.5.2/css/bootstrap.min.css</text:span></text:a><text:span text:style-name="Source_20_Text">"</text:span> <text:span text:style-name="Source_20_Text">&gt;</text:span></text:p>
              <text:p text:style-name="Table_20_Contents"><text:span text:style-name="Source_20_Text">&lt;script</text:span> <text:span text:style-name="Source_20_Text">src="</text:span><text:a xlink:type="simple" xlink:href="https://code.jquery.com/jquery-3.5.1.min.js" text:style-name="Internet_20_link" text:visited-style-name="Visited_20_Internet_20_Link"><text:span text:style-name="Source_20_Text">https://code.jquery.com/jquery-3.5.1.min.js</text:span></text:a><text:span text:style-name="Source_20_Text">"&gt;&lt;/script&gt;</text:span></text:p>
              <text:p text:style-name="Table_20_Contents"><text:soft-page-break/><text:span text:style-name="Source_20_Text">&lt;link</text:span> <text:s/><text:span text:style-name="Source_20_Text">href="</text:span><text:a xlink:type="simple" xlink:href="https://cdn.datatables.net/1.10.21/css/jquery.dataTables.min.css" text:style-name="Internet_20_link" text:visited-style-name="Visited_20_Internet_20_Link"><text:span text:style-name="Source_20_Text">https://cdn.datatables.net/1.10.21/css/jquery.dataTables.min.css</text:span></text:a><text:span text:style-name="Source_20_Text">"</text:span> <text:span text:style-name="Source_20_Text">rel="stylesheet"&gt;</text:span></text:p>
              <text:p text:style-name="Table_20_Contents"><text:span text:style-name="Source_20_Text">&lt;script</text:span> <text:span text:style-name="Source_20_Text">src="</text:span><text:a xlink:type="simple" xlink:href="https://cdn.datatables.net/1.10.21/js/jquery.dataTables.min.js" text:style-name="Internet_20_link" text:visited-style-name="Visited_20_Internet_20_Link"><text:span text:style-name="Source_20_Text">https://cdn.datatables.net/1.10.21/js/jquery.dataTables.min.js</text:span></text:a><text:span text:style-name="Source_20_Text">"&gt;&lt;/script&gt;</text:span></text:p>
              <text:p text:style-name="Table_20_Contents"><text:span text:style-name="Source_20_Text">&lt;/head&gt;</text:span></text:p>
              <text:p text:style-name="Table_20_Contents"><text:span text:style-name="Source_20_Text">&lt;body&gt;</text:span></text:p>
              <text:p text:style-name="Table_20_Contents"><text:span text:style-name="Source_20_Text">&lt;div</text:span> <text:span text:style-name="Source_20_Text">class="container mt-2"&gt;</text:span></text:p>
              <text:p text:style-name="Table_20_Contents"><text:span text:style-name="Source_20_Text">&lt;div</text:span> <text:span text:style-name="Source_20_Text">class="row"&gt;</text:span></text:p>
              <text:p text:style-name="Table_20_Contents"><text:span text:style-name="Source_20_Text">&lt;div</text:span> <text:span text:style-name="Source_20_Text">class="col-lg-12 margin-tb"&gt;</text:span></text:p>
              <text:p text:style-name="Table_20_Contents"><text:span text:style-name="Source_20_Text">&lt;div</text:span> <text:span text:style-name="Source_20_Text">class="pull-left"&gt;</text:span></text:p>
              <text:p text:style-name="Table_20_Contents"><text:span text:style-name="Source_20_Text">&lt;h2&gt;Laravel 9 CRUD using DataTables Tutorial&lt;/h2&gt;</text:span></text:p>
              <text:p text:style-name="Table_20_Contents"><text:span text:style-name="Source_20_Text">&lt;/div&gt;</text:span></text:p>
              <text:p text:style-name="Table_20_Contents"><text:span text:style-name="Source_20_Text">&lt;div</text:span> <text:span text:style-name="Source_20_Text">class="pull-right mb-2"&gt;</text:span></text:p>
              <text:p text:style-name="Table_20_Contents"><text:span text:style-name="Source_20_Text">&lt;a</text:span> <text:span text:style-name="Source_20_Text">class="btn btn-success"</text:span> <text:span text:style-name="Source_20_Text">href="{{ route('companies.create') }}"&gt; Create Company&lt;/a&gt;</text:span></text:p>
              <text:p text:style-name="Table_20_Contents"><text:span text:style-name="Source_20_Text">&lt;/div&gt;</text:span></text:p>
              <text:p text:style-name="Table_20_Contents"><text:span text:style-name="Source_20_Text">&lt;/div&gt;</text:span></text:p>
              <text:p text:style-name="Table_20_Contents"><text:span text:style-name="Source_20_Text">&lt;/div&gt;</text:span></text:p>
              <text:p text:style-name="Table_20_Contents"><text:span text:style-name="Source_20_Text">@if ($message = Session::get('success'))</text:span></text:p>
              <text:p text:style-name="Table_20_Contents"><text:span text:style-name="Source_20_Text">&lt;div</text:span> <text:span text:style-name="Source_20_Text">class="alert alert-success"&gt;</text:span></text:p>
              <text:p text:style-name="Table_20_Contents"><text:span text:style-name="Source_20_Text">&lt;p&gt;{{ $message }}&lt;/p&gt;</text:span></text:p>
              <text:p text:style-name="Table_20_Contents"><text:span text:style-name="Source_20_Text">&lt;/div&gt;</text:span></text:p>
              <text:p text:style-name="Table_20_Contents"><text:span text:style-name="Source_20_Text">@endif</text:span></text:p>
              <text:p text:style-name="Table_20_Contents"><text:span text:style-name="Source_20_Text">&lt;div</text:span> <text:span text:style-name="Source_20_Text">class="card-body"&gt;</text:span></text:p>
              <text:p text:style-name="Table_20_Contents"><text:span text:style-name="Source_20_Text">&lt;table</text:span> <text:span text:style-name="Source_20_Text">class="table table-bordered"</text:span> <text:span text:style-name="Source_20_Text">id="datatable-crud"&gt;</text:span></text:p>
              <text:p text:style-name="Table_20_Contents"><text:span text:style-name="Source_20_Text">&lt;thead&gt;</text:span></text:p>
              <text:p text:style-name="Table_20_Contents"><text:span text:style-name="Source_20_Text">&lt;tr&gt;</text:span></text:p>
              <text:p text:style-name="Table_20_Contents"><text:span text:style-name="Source_20_Text">&lt;th&gt;Id&lt;/th&gt;</text:span></text:p>
              <text:p text:style-name="Table_20_Contents"><text:span text:style-name="Source_20_Text">&lt;th&gt;Name&lt;/th&gt;</text:span></text:p>
              <text:p text:style-name="Table_20_Contents"><text:span text:style-name="Source_20_Text">&lt;th&gt;Email&lt;/th&gt;</text:span></text:p>
              <text:p text:style-name="Table_20_Contents"><text:span text:style-name="Source_20_Text">&lt;th&gt;Address&lt;/th&gt;</text:span></text:p>
              <text:p text:style-name="Table_20_Contents"><text:span text:style-name="Source_20_Text">&lt;th&gt;Created at&lt;/th&gt;</text:span></text:p>
              <text:p text:style-name="Table_20_Contents"><text:span text:style-name="Source_20_Text">&lt;th&gt;Action&lt;/th&gt;</text:span></text:p>
              <text:p text:style-name="Table_20_Contents"><text:span text:style-name="Source_20_Text">&lt;/tr&gt;</text:span></text:p>
              <text:p text:style-name="Table_20_Contents"><text:span text:style-name="Source_20_Text">&lt;/thead&gt;</text:span></text:p>
              <text:p text:style-name="Table_20_Contents"><text:span text:style-name="Source_20_Text">&lt;/table&gt;</text:span></text:p>
              <text:p text:style-name="Table_20_Contents"><text:span text:style-name="Source_20_Text">&lt;/div&gt;</text:span></text:p>
              <text:p text:style-name="Table_20_Contents"><text:span text:style-name="Source_20_Text">&lt;/div&gt;</text:span></text:p>
              <text:p text:style-name="Table_20_Contents"><text:span text:style-name="Source_20_Text">&lt;/body&gt;</text:span></text:p>
              <text:p text:style-name="Table_20_Contents"><text:span text:style-name="Source_20_Text">&lt;script</text:span> <text:span text:style-name="Source_20_Text">type="text/javascript"&gt;</text:span></text:p>
              <text:p text:style-name="Table_20_Contents"><text:span text:style-name="Source_20_Text">$(document).ready( function () {</text:span></text:p>
              <text:p text:style-name="Table_20_Contents"><text:span text:style-name="Source_20_Text">$.ajaxSetup({</text:span></text:p>
              <text:p text:style-name="Table_20_Contents"><text:span text:style-name="Source_20_Text">headers: {</text:span></text:p>
              <text:p text:style-name="Table_20_Contents"><text:span text:style-name="Source_20_Text">'X-CSRF-TOKEN': $('meta[name="csrf-token"]').attr('content')</text:span></text:p>
              <text:p text:style-name="Table_20_Contents"><text:span text:style-name="Source_20_Text">}</text:span></text:p>
              <text:p text:style-name="Table_20_Contents"><text:span text:style-name="Source_20_Text">});</text:span></text:p>
              <text:p text:style-name="Table_20_Contents"><text:span text:style-name="Source_20_Text">$('#datatable-crud').DataTable({</text:span></text:p>
              <text:p text:style-name="Table_20_Contents"><text:span text:style-name="Source_20_Text">processing: true,</text:span></text:p>
              <text:p text:style-name="Table_20_Contents"><text:span text:style-name="Source_20_Text">serverSide: true,</text:span></text:p>
              <text:p text:style-name="Table_20_Contents"><text:span text:style-name="Source_20_Text">ajax: "{{ url('companies') }}",</text:span></text:p>
              <text:p text:style-name="Table_20_Contents"><text:soft-page-break/><text:span text:style-name="Source_20_Text">columns: [</text:span></text:p>
              <text:p text:style-name="Table_20_Contents"><text:span text:style-name="Source_20_Text">{ data: 'id', name: 'id' },</text:span></text:p>
              <text:p text:style-name="Table_20_Contents"><text:span text:style-name="Source_20_Text">{ data: 'name', name: 'name' },</text:span></text:p>
              <text:p text:style-name="Table_20_Contents"><text:span text:style-name="Source_20_Text">{ data: 'email', name: 'email' },</text:span></text:p>
              <text:p text:style-name="Table_20_Contents"><text:span text:style-name="Source_20_Text">{ data: 'address', name: 'address' },</text:span></text:p>
              <text:p text:style-name="Table_20_Contents"><text:span text:style-name="Source_20_Text">{ data: 'created_at', name: 'created_at' },</text:span></text:p>
              <text:p text:style-name="Table_20_Contents"><text:span text:style-name="Source_20_Text">{data: 'action', name: 'action', orderable: false},</text:span></text:p>
              <text:p text:style-name="Table_20_Contents"><text:span text:style-name="Source_20_Text">],</text:span></text:p>
              <text:p text:style-name="Table_20_Contents"><text:span text:style-name="Source_20_Text">order: [[0, 'desc']]</text:span></text:p>
              <text:p text:style-name="Table_20_Contents"><text:span text:style-name="Source_20_Text">});</text:span></text:p>
              <text:p text:style-name="Table_20_Contents"><text:span text:style-name="Source_20_Text">$('body').on('click', '.delete', function () {</text:span></text:p>
              <text:p text:style-name="Table_20_Contents"><text:span text:style-name="Source_20_Text">if (confirm("Delete Record?") == true) {</text:span></text:p>
              <text:p text:style-name="Table_20_Contents"><text:span text:style-name="Source_20_Text">var id = $(this).data('id');</text:span></text:p>
              <text:p text:style-name="Table_20_Contents"><text:span text:style-name="Source_20_Text">// ajax</text:span></text:p>
              <text:p text:style-name="Table_20_Contents"><text:span text:style-name="Source_20_Text">$.ajax({</text:span></text:p>
              <text:p text:style-name="Table_20_Contents"><text:span text:style-name="Source_20_Text">type:"POST",</text:span></text:p>
              <text:p text:style-name="Table_20_Contents"><text:span text:style-name="Source_20_Text">url: "{{ url('delete-company') }}",</text:span></text:p>
              <text:p text:style-name="Table_20_Contents"><text:span text:style-name="Source_20_Text">data: { id: id},</text:span></text:p>
              <text:p text:style-name="Table_20_Contents"><text:span text:style-name="Source_20_Text">dataType: 'json',</text:span></text:p>
              <text:p text:style-name="Table_20_Contents"><text:span text:style-name="Source_20_Text">success: function(res){</text:span></text:p>
              <text:p text:style-name="Table_20_Contents"><text:span text:style-name="Source_20_Text">var oTable = $('#datatable-crud').dataTable();</text:span></text:p>
              <text:p text:style-name="Table_20_Contents"><text:span text:style-name="Source_20_Text">oTable.fnDraw(false);</text:span></text:p>
              <text:p text:style-name="Table_20_Contents"><text:span text:style-name="Source_20_Text">}</text:span></text:p>
              <text:p text:style-name="Table_20_Contents"><text:span text:style-name="Source_20_Text">});</text:span></text:p>
              <text:p text:style-name="Table_20_Contents"><text:span text:style-name="Source_20_Text">}</text:span></text:p>
              <text:p text:style-name="Table_20_Contents"><text:span text:style-name="Source_20_Text">});</text:span></text:p>
              <text:p text:style-name="Table_20_Contents"><text:span text:style-name="Source_20_Text">});</text:span></text:p>
              <text:p text:style-name="Table_20_Contents"><text:span text:style-name="Source_20_Text">&lt;/script&gt;</text:span></text:p>
              <text:p text:style-name="Table_20_Contents"><text:span text:style-name="Source_20_Text">&lt;/html&gt;</text:span></text:p>
            </table:table-cell>
          </table:table-row>
        </table:table>
        <text:p text:style-name="Text_20_body"/>
      </text:section>
      <text:p text:style-name="Text_20_body"><text:span text:style-name="Strong_20_Emphasis">create.blade.php:</text:span></text:p>
      <text:section text:style-name="Sect1" text:name="highlighter_755258">
        <table:table table:name="Tabela7" table:style-name="Tabela7">
          <table:table-column table:style-name="Tabela7.A"/>
          <table:table-column table:style-name="Tabela7.B"/>
          <table:table-row table:style-name="TableLine94117819615872">
            <table:table-cell table:style-name="Tabela7.A1" office:value-type="string">
              <text:p text:style-name="Table_20_Contents">1</text:p>
              <text:p text:style-name="Table_20_Contents">2</text:p>
              <text:p text:style-name="Table_20_Contents">3</text:p>
              <text:p text:style-name="Table_20_Contents">4</text:p>
              <text:p text:style-name="Table_20_Contents">5</text:p>
              <text:p text:style-name="Table_20_Contents">6</text:p>
              <text:p text:style-name="Table_20_Contents">7</text:p>
              <text:p text:style-name="Table_20_Contents">8</text:p>
              <text:p text:style-name="Table_20_Contents">9</text:p>
              <text:p text:style-name="Table_20_Contents">10</text:p>
              <text:p text:style-name="Table_20_Contents">11</text:p>
              <text:p text:style-name="Table_20_Contents">12</text:p>
              <text:p text:style-name="Table_20_Contents">13</text:p>
              <text:p text:style-name="Table_20_Contents">14</text:p>
              <text:p text:style-name="Table_20_Contents">15</text:p>
              <text:p text:style-name="Table_20_Contents">16</text:p>
              <text:p text:style-name="Table_20_Contents">17</text:p>
              <text:p text:style-name="Table_20_Contents">18</text:p>
              <text:p text:style-name="Table_20_Contents">19</text:p>
              <text:p text:style-name="Table_20_Contents">20</text:p>
              <text:p text:style-name="Table_20_Contents"><text:soft-page-break/>21</text:p>
              <text:p text:style-name="Table_20_Contents">22</text:p>
              <text:p text:style-name="Table_20_Contents">23</text:p>
              <text:p text:style-name="Table_20_Contents">24</text:p>
              <text:p text:style-name="Table_20_Contents">25</text:p>
              <text:p text:style-name="Table_20_Contents">26</text:p>
              <text:p text:style-name="Table_20_Contents">27</text:p>
              <text:p text:style-name="Table_20_Contents">28</text:p>
              <text:p text:style-name="Table_20_Contents">29</text:p>
              <text:p text:style-name="Table_20_Contents">30</text:p>
              <text:p text:style-name="Table_20_Contents">31</text:p>
              <text:p text:style-name="Table_20_Contents">32</text:p>
              <text:p text:style-name="Table_20_Contents">33</text:p>
              <text:p text:style-name="Table_20_Contents">34</text:p>
              <text:p text:style-name="Table_20_Contents">35</text:p>
              <text:p text:style-name="Table_20_Contents">36</text:p>
              <text:p text:style-name="Table_20_Contents">37</text:p>
              <text:p text:style-name="Table_20_Contents">38</text:p>
              <text:p text:style-name="Table_20_Contents">39</text:p>
              <text:p text:style-name="Table_20_Contents">40</text:p>
              <text:p text:style-name="Table_20_Contents">41</text:p>
              <text:p text:style-name="Table_20_Contents">42</text:p>
              <text:p text:style-name="Table_20_Contents">43</text:p>
              <text:p text:style-name="Table_20_Contents">44</text:p>
              <text:p text:style-name="Table_20_Contents">45</text:p>
              <text:p text:style-name="Table_20_Contents">46</text:p>
              <text:p text:style-name="Table_20_Contents">47</text:p>
              <text:p text:style-name="Table_20_Contents">48</text:p>
              <text:p text:style-name="Table_20_Contents">49</text:p>
              <text:p text:style-name="Table_20_Contents">50</text:p>
              <text:p text:style-name="Table_20_Contents">51</text:p>
              <text:p text:style-name="Table_20_Contents">52</text:p>
              <text:p text:style-name="Table_20_Contents">53</text:p>
              <text:p text:style-name="Table_20_Contents">54</text:p>
              <text:p text:style-name="Table_20_Contents">55</text:p>
              <text:p text:style-name="Table_20_Contents">56</text:p>
              <text:p text:style-name="Table_20_Contents">57</text:p>
              <text:p text:style-name="Table_20_Contents">58</text:p>
              <text:p text:style-name="Table_20_Contents">59</text:p>
            </table:table-cell>
            <table:table-cell table:style-name="Tabela7.A1" office:value-type="string">
              <text:p text:style-name="Table_20_Contents"><text:span text:style-name="Source_20_Text">&lt;!DOCTYPE</text:span> <text:span text:style-name="Source_20_Text">html&gt;</text:span></text:p>
              <text:p text:style-name="Table_20_Contents"><text:span text:style-name="Source_20_Text">&lt;html</text:span> <text:span text:style-name="Source_20_Text">lang="en"&gt;</text:span></text:p>
              <text:p text:style-name="Table_20_Contents"><text:span text:style-name="Source_20_Text">&lt;head&gt;</text:span></text:p>
              <text:p text:style-name="Table_20_Contents"><text:span text:style-name="Source_20_Text">&lt;meta</text:span> <text:span text:style-name="Source_20_Text">charset="UTF-8"&gt;</text:span></text:p>
              <text:p text:style-name="Table_20_Contents"><text:span text:style-name="Source_20_Text">&lt;title&gt;Add Company Form - Laravel 9 Datatable CRUD&lt;/title&gt;</text:span></text:p>
              <text:p text:style-name="Table_20_Contents"><text:span text:style-name="Source_20_Text">&lt;link</text:span> <text:span text:style-name="Source_20_Text">rel="stylesheet"</text:span> <text:span text:style-name="Source_20_Text">href="</text:span><text:a xlink:type="simple" xlink:href="https://stackpath.bootstrapcdn.com/bootstrap/4.5.2/css/bootstrap.min.css" text:style-name="Internet_20_link" text:visited-style-name="Visited_20_Internet_20_Link"><text:span text:style-name="Source_20_Text">https://stackpath.bootstrapcdn.com/bootstrap/4.5.2/css/bootstrap.min.css</text:span></text:a><text:span text:style-name="Source_20_Text">"</text:span> <text:span text:style-name="Source_20_Text">&gt;</text:span></text:p>
              <text:p text:style-name="Table_20_Contents"><text:span text:style-name="Source_20_Text">&lt;/head&gt;</text:span></text:p>
              <text:p text:style-name="Table_20_Contents"><text:span text:style-name="Source_20_Text">&lt;body&gt;</text:span></text:p>
              <text:p text:style-name="Table_20_Contents"><text:span text:style-name="Source_20_Text">&lt;div</text:span> <text:span text:style-name="Source_20_Text">class="container mt-2"&gt;</text:span></text:p>
              <text:p text:style-name="Table_20_Contents"><text:span text:style-name="Source_20_Text">&lt;div</text:span> <text:span text:style-name="Source_20_Text">class="row"&gt;</text:span></text:p>
              <text:p text:style-name="Table_20_Contents"><text:span text:style-name="Source_20_Text">&lt;div</text:span> <text:span text:style-name="Source_20_Text">class="col-lg-12 margin-tb"&gt;</text:span></text:p>
              <text:p text:style-name="Table_20_Contents"><text:span text:style-name="Source_20_Text">&lt;div</text:span> <text:span text:style-name="Source_20_Text">class="pull-left mb-2"&gt;</text:span></text:p>
              <text:p text:style-name="Table_20_Contents"><text:span text:style-name="Source_20_Text">&lt;h2&gt;Add Company&lt;/h2&gt;</text:span></text:p>
              <text:p text:style-name="Table_20_Contents"><text:span text:style-name="Source_20_Text">&lt;/div&gt;</text:span></text:p>
              <text:p text:style-name="Table_20_Contents"><text:span text:style-name="Source_20_Text">&lt;div</text:span> <text:span text:style-name="Source_20_Text">class="pull-right"&gt;</text:span></text:p>
              <text:p text:style-name="Table_20_Contents"><text:span text:style-name="Source_20_Text">&lt;a</text:span> <text:span text:style-name="Source_20_Text">class="btn btn-primary"</text:span> <text:span text:style-name="Source_20_Text">href="{{ route('companies.index') }}"&gt; Back&lt;/a&gt;</text:span></text:p>
              <text:p text:style-name="Table_20_Contents"><text:span text:style-name="Source_20_Text">&lt;/div&gt;</text:span></text:p>
              <text:p text:style-name="Table_20_Contents"><text:soft-page-break/><text:span text:style-name="Source_20_Text">&lt;/div&gt;</text:span></text:p>
              <text:p text:style-name="Table_20_Contents"><text:span text:style-name="Source_20_Text">&lt;/div&gt;</text:span></text:p>
              <text:p text:style-name="Table_20_Contents"><text:span text:style-name="Source_20_Text">@if(session('status'))</text:span></text:p>
              <text:p text:style-name="Table_20_Contents"><text:span text:style-name="Source_20_Text">&lt;div</text:span> <text:span text:style-name="Source_20_Text">class="alert alert-success mb-1 mt-1"&gt;</text:span></text:p>
              <text:p text:style-name="Table_20_Contents"><text:span text:style-name="Source_20_Text">{{ session('status') }}</text:span></text:p>
              <text:p text:style-name="Table_20_Contents"><text:span text:style-name="Source_20_Text">&lt;/div&gt;</text:span></text:p>
              <text:p text:style-name="Table_20_Contents"><text:span text:style-name="Source_20_Text">@endif</text:span></text:p>
              <text:p text:style-name="Table_20_Contents"><text:span text:style-name="Source_20_Text">&lt;form</text:span> <text:span text:style-name="Source_20_Text">action="{{ route('companies.store') }}"</text:span> <text:span text:style-name="Source_20_Text">method="POST"</text:span> <text:span text:style-name="Source_20_Text">enctype="multipart/form-data"&gt;</text:span></text:p>
              <text:p text:style-name="Table_20_Contents"><text:span text:style-name="Source_20_Text">@csrf</text:span></text:p>
              <text:p text:style-name="Table_20_Contents"><text:span text:style-name="Source_20_Text">&lt;div</text:span> <text:span text:style-name="Source_20_Text">class="row"&gt;</text:span></text:p>
              <text:p text:style-name="Table_20_Contents"><text:span text:style-name="Source_20_Text">&lt;div</text:span> <text:span text:style-name="Source_20_Text">class="col-xs-12 col-sm-12 col-md-12"&gt;</text:span></text:p>
              <text:p text:style-name="Table_20_Contents"><text:span text:style-name="Source_20_Text">&lt;div</text:span> <text:span text:style-name="Source_20_Text">class="form-group"&gt;</text:span></text:p>
              <text:p text:style-name="Table_20_Contents"><text:span text:style-name="Source_20_Text">&lt;strong&gt;Company Name:&lt;/strong&gt;</text:span></text:p>
              <text:p text:style-name="Table_20_Contents"><text:span text:style-name="Source_20_Text">&lt;input</text:span> <text:span text:style-name="Source_20_Text">type="text"</text:span> <text:span text:style-name="Source_20_Text">name="name"</text:span> <text:span text:style-name="Source_20_Text">class="form-control"</text:span> <text:span text:style-name="Source_20_Text">placeholder="Company Name"&gt;</text:span></text:p>
              <text:p text:style-name="Table_20_Contents"><text:span text:style-name="Source_20_Text">@error('name')</text:span></text:p>
              <text:p text:style-name="Table_20_Contents"><text:span text:style-name="Source_20_Text">&lt;div</text:span> <text:span text:style-name="Source_20_Text">class="alert alert-danger mt-1 mb-1"&gt;{{ $message }}&lt;/div&gt;</text:span></text:p>
              <text:p text:style-name="Table_20_Contents"><text:span text:style-name="Source_20_Text">@enderror</text:span></text:p>
              <text:p text:style-name="Table_20_Contents"><text:span text:style-name="Source_20_Text">&lt;/div&gt;</text:span></text:p>
              <text:p text:style-name="Table_20_Contents"><text:span text:style-name="Source_20_Text">&lt;/div&gt;</text:span></text:p>
              <text:p text:style-name="Table_20_Contents"><text:span text:style-name="Source_20_Text">&lt;div</text:span> <text:span text:style-name="Source_20_Text">class="col-xs-12 col-sm-12 col-md-12"&gt;</text:span></text:p>
              <text:p text:style-name="Table_20_Contents"><text:span text:style-name="Source_20_Text">&lt;div</text:span> <text:span text:style-name="Source_20_Text">class="form-group"&gt;</text:span></text:p>
              <text:p text:style-name="Table_20_Contents"><text:span text:style-name="Source_20_Text">&lt;strong&gt;Company Email:&lt;/strong&gt;</text:span></text:p>
              <text:p text:style-name="Table_20_Contents"><text:span text:style-name="Source_20_Text">&lt;input</text:span> <text:span text:style-name="Source_20_Text">type="email"</text:span> <text:span text:style-name="Source_20_Text">name="email"</text:span> <text:span text:style-name="Source_20_Text">class="form-control"</text:span> <text:span text:style-name="Source_20_Text">placeholder="Company Email"&gt;</text:span></text:p>
              <text:p text:style-name="Table_20_Contents"><text:span text:style-name="Source_20_Text">@error('email')</text:span></text:p>
              <text:p text:style-name="Table_20_Contents"><text:span text:style-name="Source_20_Text">&lt;div</text:span> <text:span text:style-name="Source_20_Text">class="alert alert-danger mt-1 mb-1"&gt;{{ $message }}&lt;/div&gt;</text:span></text:p>
              <text:p text:style-name="Table_20_Contents"><text:span text:style-name="Source_20_Text">@enderror</text:span></text:p>
              <text:p text:style-name="Table_20_Contents"><text:span text:style-name="Source_20_Text">&lt;/div&gt;</text:span></text:p>
              <text:p text:style-name="Table_20_Contents"><text:span text:style-name="Source_20_Text">&lt;/div&gt;</text:span></text:p>
              <text:p text:style-name="Table_20_Contents"><text:span text:style-name="Source_20_Text">&lt;div</text:span> <text:span text:style-name="Source_20_Text">class="col-xs-12 col-sm-12 col-md-12"&gt;</text:span></text:p>
              <text:p text:style-name="Table_20_Contents"><text:span text:style-name="Source_20_Text">&lt;div</text:span> <text:span text:style-name="Source_20_Text">class="form-group"&gt;</text:span></text:p>
              <text:p text:style-name="Table_20_Contents"><text:span text:style-name="Source_20_Text">&lt;strong&gt;Company Address:&lt;/strong&gt;</text:span></text:p>
              <text:p text:style-name="Table_20_Contents"><text:span text:style-name="Source_20_Text">&lt;input</text:span> <text:span text:style-name="Source_20_Text">type="text"</text:span> <text:span text:style-name="Source_20_Text">name="address"</text:span> <text:span text:style-name="Source_20_Text">class="form-control"</text:span> <text:span text:style-name="Source_20_Text">placeholder="Company Address"&gt;</text:span></text:p>
              <text:p text:style-name="Table_20_Contents"><text:span text:style-name="Source_20_Text">@error('address')</text:span></text:p>
              <text:p text:style-name="Table_20_Contents"><text:span text:style-name="Source_20_Text">&lt;div</text:span> <text:span text:style-name="Source_20_Text">class="alert alert-danger mt-1 mb-1"&gt;{{ $message }}&lt;/div&gt;</text:span></text:p>
              <text:p text:style-name="Table_20_Contents"><text:span text:style-name="Source_20_Text">@enderror</text:span></text:p>
              <text:p text:style-name="Table_20_Contents"><text:span text:style-name="Source_20_Text">&lt;/div&gt;</text:span></text:p>
              <text:p text:style-name="Table_20_Contents"><text:span text:style-name="Source_20_Text">&lt;/div&gt;</text:span></text:p>
              <text:p text:style-name="Table_20_Contents"><text:span text:style-name="Source_20_Text">&lt;button</text:span> <text:span text:style-name="Source_20_Text">type="submit"</text:span> <text:span text:style-name="Source_20_Text">class="btn btn-primary ml-3"&gt;Submit&lt;/button&gt;</text:span></text:p>
              <text:p text:style-name="Table_20_Contents"><text:span text:style-name="Source_20_Text">&lt;/div&gt;</text:span></text:p>
              <text:p text:style-name="Table_20_Contents"><text:span text:style-name="Source_20_Text">&lt;/form&gt;</text:span></text:p>
              <text:p text:style-name="Table_20_Contents"><text:span text:style-name="Source_20_Text">&lt;/body&gt;</text:span></text:p>
              <text:p text:style-name="Table_20_Contents"><text:span text:style-name="Source_20_Text">&lt;/html&gt;</text:span></text:p>
            </table:table-cell>
          </table:table-row>
        </table:table>
        <text:p text:style-name="Text_20_body"/>
      </text:section>
      <text:p text:style-name="Text_20_body"><text:span text:style-name="Strong_20_Emphasis">edit.blade.php</text:span>:</text:p>
      <text:section text:style-name="Sect1" text:name="highlighter_789461">
        <table:table table:name="Tabela8" table:style-name="Tabela8">
          <table:table-column table:style-name="Tabela8.A"/>
          <table:table-column table:style-name="Tabela8.B"/>
          <table:table-row table:style-name="TableLine94117819811168">
            <table:table-cell table:style-name="Tabela8.A1" office:value-type="string">
              <text:p text:style-name="Table_20_Contents">1</text:p>
              <text:p text:style-name="Table_20_Contents">2</text:p>
              <text:p text:style-name="Table_20_Contents"><text:soft-page-break/>3</text:p>
              <text:p text:style-name="Table_20_Contents">4</text:p>
              <text:p text:style-name="Table_20_Contents">5</text:p>
              <text:p text:style-name="Table_20_Contents">6</text:p>
              <text:p text:style-name="Table_20_Contents">7</text:p>
              <text:p text:style-name="Table_20_Contents">8</text:p>
              <text:p text:style-name="Table_20_Contents">9</text:p>
              <text:p text:style-name="Table_20_Contents">10</text:p>
              <text:p text:style-name="Table_20_Contents">11</text:p>
              <text:p text:style-name="Table_20_Contents">12</text:p>
              <text:p text:style-name="Table_20_Contents">13</text:p>
              <text:p text:style-name="Table_20_Contents">14</text:p>
              <text:p text:style-name="Table_20_Contents">15</text:p>
              <text:p text:style-name="Table_20_Contents">16</text:p>
              <text:p text:style-name="Table_20_Contents">17</text:p>
              <text:p text:style-name="Table_20_Contents">18</text:p>
              <text:p text:style-name="Table_20_Contents">19</text:p>
              <text:p text:style-name="Table_20_Contents">20</text:p>
              <text:p text:style-name="Table_20_Contents">21</text:p>
              <text:p text:style-name="Table_20_Contents">22</text:p>
              <text:p text:style-name="Table_20_Contents">23</text:p>
              <text:p text:style-name="Table_20_Contents">24</text:p>
              <text:p text:style-name="Table_20_Contents">25</text:p>
              <text:p text:style-name="Table_20_Contents">26</text:p>
              <text:p text:style-name="Table_20_Contents">27</text:p>
              <text:p text:style-name="Table_20_Contents">28</text:p>
              <text:p text:style-name="Table_20_Contents">29</text:p>
              <text:p text:style-name="Table_20_Contents">30</text:p>
              <text:p text:style-name="Table_20_Contents">31</text:p>
              <text:p text:style-name="Table_20_Contents">32</text:p>
              <text:p text:style-name="Table_20_Contents">33</text:p>
              <text:p text:style-name="Table_20_Contents">34</text:p>
              <text:p text:style-name="Table_20_Contents">35</text:p>
              <text:p text:style-name="Table_20_Contents">36</text:p>
              <text:p text:style-name="Table_20_Contents">37</text:p>
              <text:p text:style-name="Table_20_Contents">38</text:p>
              <text:p text:style-name="Table_20_Contents">39</text:p>
              <text:p text:style-name="Table_20_Contents">40</text:p>
              <text:p text:style-name="Table_20_Contents">41</text:p>
              <text:p text:style-name="Table_20_Contents">42</text:p>
              <text:p text:style-name="Table_20_Contents">43</text:p>
              <text:p text:style-name="Table_20_Contents">44</text:p>
              <text:p text:style-name="Table_20_Contents">45</text:p>
              <text:p text:style-name="Table_20_Contents">46</text:p>
              <text:p text:style-name="Table_20_Contents">47</text:p>
              <text:p text:style-name="Table_20_Contents">48</text:p>
              <text:p text:style-name="Table_20_Contents">49</text:p>
              <text:p text:style-name="Table_20_Contents">50</text:p>
              <text:p text:style-name="Table_20_Contents">51</text:p>
              <text:p text:style-name="Table_20_Contents">52</text:p>
              <text:p text:style-name="Table_20_Contents">53</text:p>
              <text:p text:style-name="Table_20_Contents">54</text:p>
              <text:p text:style-name="Table_20_Contents">55</text:p>
              <text:p text:style-name="Table_20_Contents">56</text:p>
              <text:p text:style-name="Table_20_Contents">57</text:p>
              <text:p text:style-name="Table_20_Contents">58</text:p>
              <text:p text:style-name="Table_20_Contents">59</text:p>
              <text:p text:style-name="Table_20_Contents">60</text:p>
              <text:p text:style-name="Table_20_Contents">61</text:p>
            </table:table-cell>
            <table:table-cell table:style-name="Tabela8.A1" office:value-type="string">
              <text:p text:style-name="Table_20_Contents"><text:span text:style-name="Source_20_Text">&lt;!DOCTYPE</text:span> <text:span text:style-name="Source_20_Text">html&gt;</text:span></text:p>
              <text:p text:style-name="Table_20_Contents"><text:span text:style-name="Source_20_Text">&lt;html</text:span> <text:span text:style-name="Source_20_Text">lang="en"&gt;</text:span></text:p>
              <text:p text:style-name="Table_20_Contents"><text:soft-page-break/><text:span text:style-name="Source_20_Text">&lt;head&gt;</text:span></text:p>
              <text:p text:style-name="Table_20_Contents"><text:span text:style-name="Source_20_Text">&lt;meta</text:span> <text:span text:style-name="Source_20_Text">charset="UTF-8"&gt;</text:span></text:p>
              <text:p text:style-name="Table_20_Contents"><text:span text:style-name="Source_20_Text">&lt;title&gt;Edit Company Form - Laravel 9 Datatable CRUD Tutorial&lt;/title&gt;</text:span></text:p>
              <text:p text:style-name="Table_20_Contents"><text:span text:style-name="Source_20_Text">&lt;link</text:span> <text:span text:style-name="Source_20_Text">rel="stylesheet"</text:span> <text:span text:style-name="Source_20_Text">href="</text:span><text:a xlink:type="simple" xlink:href="https://stackpath.bootstrapcdn.com/bootstrap/4.5.2/css/bootstrap.min.css" text:style-name="Internet_20_link" text:visited-style-name="Visited_20_Internet_20_Link"><text:span text:style-name="Source_20_Text">https://stackpath.bootstrapcdn.com/bootstrap/4.5.2/css/bootstrap.min.css</text:span></text:a><text:span text:style-name="Source_20_Text">"</text:span> <text:span text:style-name="Source_20_Text">&gt;</text:span></text:p>
              <text:p text:style-name="Table_20_Contents"><text:span text:style-name="Source_20_Text">&lt;/head&gt;</text:span></text:p>
              <text:p text:style-name="Table_20_Contents"><text:span text:style-name="Source_20_Text">&lt;body&gt;</text:span></text:p>
              <text:p text:style-name="Table_20_Contents"><text:span text:style-name="Source_20_Text">&lt;div</text:span> <text:span text:style-name="Source_20_Text">class="container mt-2"&gt;</text:span></text:p>
              <text:p text:style-name="Table_20_Contents"><text:span text:style-name="Source_20_Text">&lt;div</text:span> <text:span text:style-name="Source_20_Text">class="row"&gt;</text:span></text:p>
              <text:p text:style-name="Table_20_Contents"><text:span text:style-name="Source_20_Text">&lt;div</text:span> <text:span text:style-name="Source_20_Text">class="col-lg-12 margin-tb"&gt;</text:span></text:p>
              <text:p text:style-name="Table_20_Contents"><text:span text:style-name="Source_20_Text">&lt;div</text:span> <text:span text:style-name="Source_20_Text">class="pull-left"&gt;</text:span></text:p>
              <text:p text:style-name="Table_20_Contents"><text:span text:style-name="Source_20_Text">&lt;h2&gt;Edit Company&lt;/h2&gt;</text:span></text:p>
              <text:p text:style-name="Table_20_Contents"><text:span text:style-name="Source_20_Text">&lt;/div&gt;</text:span></text:p>
              <text:p text:style-name="Table_20_Contents"><text:span text:style-name="Source_20_Text">&lt;div</text:span> <text:span text:style-name="Source_20_Text">class="pull-right"&gt;</text:span></text:p>
              <text:p text:style-name="Table_20_Contents"><text:span text:style-name="Source_20_Text">&lt;a</text:span> <text:span text:style-name="Source_20_Text">class="btn btn-primary"</text:span> <text:span text:style-name="Source_20_Text">href="{{ route('companies.index') }}"</text:span> <text:span text:style-name="Source_20_Text">enctype="multipart/form-data"&gt; Back&lt;/a&gt;</text:span></text:p>
              <text:p text:style-name="Table_20_Contents"><text:span text:style-name="Source_20_Text">&lt;/div&gt;</text:span></text:p>
              <text:p text:style-name="Table_20_Contents"><text:span text:style-name="Source_20_Text">&lt;/div&gt;</text:span></text:p>
              <text:p text:style-name="Table_20_Contents"><text:span text:style-name="Source_20_Text">&lt;/div&gt;</text:span></text:p>
              <text:p text:style-name="Table_20_Contents"><text:span text:style-name="Source_20_Text">@if(session('status'))</text:span></text:p>
              <text:p text:style-name="Table_20_Contents"><text:span text:style-name="Source_20_Text">&lt;div</text:span> <text:span text:style-name="Source_20_Text">class="alert alert-success mb-1 mt-1"&gt;</text:span></text:p>
              <text:p text:style-name="Table_20_Contents"><text:span text:style-name="Source_20_Text">{{ session('status') }}</text:span></text:p>
              <text:p text:style-name="Table_20_Contents"><text:span text:style-name="Source_20_Text">&lt;/div&gt;</text:span></text:p>
              <text:p text:style-name="Table_20_Contents"><text:span text:style-name="Source_20_Text">@endif</text:span></text:p>
              <text:p text:style-name="Table_20_Contents"><text:span text:style-name="Source_20_Text">&lt;form</text:span> <text:span text:style-name="Source_20_Text">action="{{ route('companies.update',$company-&gt;id) }}" method="POST" enctype="multipart/form-data"&gt;</text:span></text:p>
              <text:p text:style-name="Table_20_Contents"><text:span text:style-name="Source_20_Text">@csrf</text:span></text:p>
              <text:p text:style-name="Table_20_Contents"><text:span text:style-name="Source_20_Text">@method('PUT')</text:span></text:p>
              <text:p text:style-name="Table_20_Contents"><text:span text:style-name="Source_20_Text">&lt;div</text:span> <text:span text:style-name="Source_20_Text">class="row"&gt;</text:span></text:p>
              <text:p text:style-name="Table_20_Contents"><text:span text:style-name="Source_20_Text">&lt;div</text:span> <text:span text:style-name="Source_20_Text">class="col-xs-12 col-sm-12 col-md-12"&gt;</text:span></text:p>
              <text:p text:style-name="Table_20_Contents"><text:span text:style-name="Source_20_Text">&lt;div</text:span> <text:span text:style-name="Source_20_Text">class="form-group"&gt;</text:span></text:p>
              <text:p text:style-name="Table_20_Contents"><text:span text:style-name="Source_20_Text">&lt;strong&gt;Company Name:&lt;/strong&gt;</text:span></text:p>
              <text:p text:style-name="Table_20_Contents"><text:span text:style-name="Source_20_Text">&lt;input</text:span> <text:span text:style-name="Source_20_Text">type="text"</text:span> <text:span text:style-name="Source_20_Text">name="name"</text:span> <text:span text:style-name="Source_20_Text">value="{{ $company-&gt;name }}" class="form-control" placeholder="Company name"&gt;</text:span></text:p>
              <text:p text:style-name="Table_20_Contents"><text:span text:style-name="Source_20_Text">@error('name')</text:span></text:p>
              <text:p text:style-name="Table_20_Contents"><text:span text:style-name="Source_20_Text">&lt;div</text:span> <text:span text:style-name="Source_20_Text">class="alert alert-danger mt-1 mb-1"&gt;{{ $message }}&lt;/div&gt;</text:span></text:p>
              <text:p text:style-name="Table_20_Contents"><text:span text:style-name="Source_20_Text">@enderror</text:span></text:p>
              <text:p text:style-name="Table_20_Contents"><text:span text:style-name="Source_20_Text">&lt;/div&gt;</text:span></text:p>
              <text:p text:style-name="Table_20_Contents"><text:span text:style-name="Source_20_Text">&lt;/div&gt;</text:span></text:p>
              <text:p text:style-name="Table_20_Contents"><text:span text:style-name="Source_20_Text">&lt;div</text:span> <text:span text:style-name="Source_20_Text">class="col-xs-12 col-sm-12 col-md-12"&gt;</text:span></text:p>
              <text:p text:style-name="Table_20_Contents"><text:span text:style-name="Source_20_Text">&lt;div</text:span> <text:span text:style-name="Source_20_Text">class="form-group"&gt;</text:span></text:p>
              <text:p text:style-name="Table_20_Contents"><text:span text:style-name="Source_20_Text">&lt;strong&gt;Company Email:&lt;/strong&gt;</text:span></text:p>
              <text:p text:style-name="Table_20_Contents"><text:span text:style-name="Source_20_Text">&lt;input</text:span> <text:span text:style-name="Source_20_Text">type="email"</text:span> <text:span text:style-name="Source_20_Text">name="email"</text:span> <text:span text:style-name="Source_20_Text">class="form-control"</text:span> <text:span text:style-name="Source_20_Text">placeholder="Company Email"</text:span> <text:span text:style-name="Source_20_Text">value="{{ $company-&gt;email }}"&gt;</text:span></text:p>
              <text:p text:style-name="Table_20_Contents"><text:span text:style-name="Source_20_Text">@error('email')</text:span></text:p>
              <text:p text:style-name="Table_20_Contents"><text:span text:style-name="Source_20_Text">&lt;div</text:span> <text:span text:style-name="Source_20_Text">class="alert alert-danger mt-1 mb-1"&gt;{{ $message }}&lt;/div&gt;</text:span></text:p>
              <text:p text:style-name="Table_20_Contents"><text:span text:style-name="Source_20_Text">@enderror</text:span></text:p>
              <text:p text:style-name="Table_20_Contents"><text:span text:style-name="Source_20_Text">&lt;/div&gt;</text:span></text:p>
              <text:p text:style-name="Table_20_Contents"><text:span text:style-name="Source_20_Text">&lt;/div&gt;</text:span></text:p>
              <text:p text:style-name="Table_20_Contents"><text:span text:style-name="Source_20_Text">&lt;div</text:span> <text:span text:style-name="Source_20_Text">class="col-xs-12 col-sm-12 col-md-12"&gt;</text:span></text:p>
              <text:p text:style-name="Table_20_Contents"><text:span text:style-name="Source_20_Text">&lt;div</text:span> <text:span text:style-name="Source_20_Text">class="form-group"&gt;</text:span></text:p>
              <text:p text:style-name="Table_20_Contents"><text:span text:style-name="Source_20_Text">&lt;strong&gt;Company Address:&lt;/strong&gt;</text:span></text:p>
              <text:p text:style-name="Table_20_Contents"><text:span text:style-name="Source_20_Text">&lt;input</text:span> <text:span text:style-name="Source_20_Text">type="text"</text:span> <text:span text:style-name="Source_20_Text">name="address"</text:span> <text:span text:style-name="Source_20_Text">value="{{ $company-&gt;address }}" class="form-control" placeholder="Company Address"&gt;</text:span></text:p>
              <text:p text:style-name="Table_20_Contents"><text:span text:style-name="Source_20_Text">@error('address')</text:span></text:p>
              <text:p text:style-name="Table_20_Contents"><text:span text:style-name="Source_20_Text">&lt;div</text:span> <text:span text:style-name="Source_20_Text">class="alert alert-danger mt-1 mb-1"&gt;{{ $message }}&lt;/div&gt;</text:span></text:p>
              <text:p text:style-name="Table_20_Contents"><text:span text:style-name="Source_20_Text">@enderror</text:span></text:p>
              <text:p text:style-name="Table_20_Contents"><text:span text:style-name="Source_20_Text">&lt;/div&gt;</text:span></text:p>
              <text:p text:style-name="Table_20_Contents"><text:span text:style-name="Source_20_Text">&lt;/div&gt;</text:span></text:p>
              <text:p text:style-name="Table_20_Contents"><text:span text:style-name="Source_20_Text">&lt;button</text:span> <text:span text:style-name="Source_20_Text">type="submit"</text:span> <text:span text:style-name="Source_20_Text">class="btn btn-primary ml-3"&gt;Submit&lt;/button&gt;</text:span></text:p>
              <text:p text:style-name="Table_20_Contents"><text:span text:style-name="Source_20_Text">&lt;/div&gt;</text:span></text:p>
              <text:p text:style-name="Table_20_Contents"><text:span text:style-name="Source_20_Text">&lt;/form&gt;</text:span></text:p>
              <text:p text:style-name="Table_20_Contents"><text:span text:style-name="Source_20_Text">&lt;/div&gt;</text:span></text:p>
              <text:p text:style-name="Table_20_Contents"><text:span text:style-name="Source_20_Text">&lt;/body&gt;</text:span></text:p>
              <text:p text:style-name="Table_20_Contents"><text:span text:style-name="Source_20_Text">&lt;/html&gt;</text:span></text:p>
            </table:table-cell>
          </table:table-row>
        </table:table>
        <text:p text:style-name="Text_20_body"><text:soft-page-break/></text:p>
      </text:section>
      <text:p text:style-name="Text_20_body"><text:span text:style-name="Strong_20_Emphasis">action.blade.php</text:span></text:p>
      <text:section text:style-name="Sect1" text:name="highlighter_119703">
        <table:table table:name="Tabela9" table:style-name="Tabela9">
          <table:table-column table:style-name="Tabela9.A"/>
          <table:table-column table:style-name="Tabela9.B"/>
          <table:table-row table:style-name="TableLine94117819429808">
            <table:table-cell table:style-name="Tabela9.A1" office:value-type="string">
              <text:p text:style-name="Table_20_Contents">1</text:p>
              <text:p text:style-name="Table_20_Contents">2</text:p>
              <text:p text:style-name="Table_20_Contents">3</text:p>
              <text:p text:style-name="Table_20_Contents">4</text:p>
              <text:p text:style-name="Table_20_Contents">5</text:p>
              <text:p text:style-name="Table_20_Contents">6</text:p>
            </table:table-cell>
            <table:table-cell table:style-name="Tabela9.A1" office:value-type="string">
              <text:p text:style-name="Table_20_Contents"><text:span text:style-name="Source_20_Text">&lt;a href="{{ route('companies.edit',$id) }}"</text:span> <text:span text:style-name="Source_20_Text">data-toggle="tooltip"</text:span> <text:span text:style-name="Source_20_Text">data-original-title="Edit"</text:span> <text:span text:style-name="Source_20_Text">class="edit btn btn-success edit"&gt;</text:span></text:p>
              <text:p text:style-name="Table_20_Contents"><text:span text:style-name="Source_20_Text">Edit</text:span></text:p>
              <text:p text:style-name="Table_20_Contents"><text:span text:style-name="Source_20_Text">&lt;/a&gt;</text:span></text:p>
              <text:p text:style-name="Table_20_Contents"><text:span text:style-name="Source_20_Text">&lt;a href="javascript:void(0)"</text:span> <text:span text:style-name="Source_20_Text">data-id="{{ $id }}"</text:span> <text:span text:style-name="Source_20_Text">data-toggle="tooltip"</text:span> <text:span text:style-name="Source_20_Text">data-original-title="Delete"</text:span> <text:span text:style-name="Source_20_Text">class="delete btn btn-danger"&gt;</text:span></text:p>
              <text:p text:style-name="Table_20_Contents"><text:span text:style-name="Source_20_Text">Delete</text:span></text:p>
              <text:p text:style-name="Table_20_Contents"><text:span text:style-name="Source_20_Text">&lt;/a&gt;</text:span></text:p>
            </table:table-cell>
          </table:table-row>
        </table:table>
        <text:p text:style-name="Text_20_body"/>
      </text:section>
      <text:p text:style-name="Text_20_body">Note that, the following jQuery ajax code will delete data from datatable and database without refreshing or reload the page in laravel 9 app:</text:p>
      <text:section text:style-name="Sect1" text:name="highlighter_257385">
        <table:table table:name="Tabela10" table:style-name="Tabela10">
          <table:table-column table:style-name="Tabela10.A"/>
          <table:table-column table:style-name="Tabela10.B"/>
          <table:table-row table:style-name="TableLine94117819998224">
            <table:table-cell table:style-name="Tabela10.A1" office:value-type="string">
              <text:p text:style-name="Table_20_Contents">1</text:p>
              <text:p text:style-name="Table_20_Contents">2</text:p>
              <text:p text:style-name="Table_20_Contents">3</text:p>
              <text:p text:style-name="Table_20_Contents">4</text:p>
              <text:p text:style-name="Table_20_Contents">5</text:p>
              <text:p text:style-name="Table_20_Contents">6</text:p>
              <text:p text:style-name="Table_20_Contents">7</text:p>
              <text:p text:style-name="Table_20_Contents">8</text:p>
              <text:p text:style-name="Table_20_Contents">9</text:p>
              <text:p text:style-name="Table_20_Contents">10</text:p>
              <text:p text:style-name="Table_20_Contents">11</text:p>
              <text:p text:style-name="Table_20_Contents">12</text:p>
              <text:p text:style-name="Table_20_Contents">13</text:p>
              <text:p text:style-name="Table_20_Contents">14</text:p>
              <text:p text:style-name="Table_20_Contents">15</text:p>
              <text:p text:style-name="Table_20_Contents">16</text:p>
            </table:table-cell>
            <table:table-cell table:style-name="Tabela10.A1" office:value-type="string">
              <text:p text:style-name="Table_20_Contents"><text:span text:style-name="Source_20_Text">$('body').on('click', '.delete', function</text:span> <text:span text:style-name="Source_20_Text">() {</text:span></text:p>
              <text:p text:style-name="Table_20_Contents"><text:span text:style-name="Source_20_Text">if</text:span> <text:span text:style-name="Source_20_Text">(confirm("Delete Record?") == true) {</text:span></text:p>
              <text:p text:style-name="Table_20_Contents"><text:span text:style-name="Source_20_Text">var</text:span> <text:span text:style-name="Source_20_Text">id = $(this).data('id');</text:span></text:p>
              <text:p text:style-name="Table_20_Contents"><text:span text:style-name="Source_20_Text">// ajax</text:span></text:p>
              <text:p text:style-name="Table_20_Contents"><text:span text:style-name="Source_20_Text">$.ajax({</text:span></text:p>
              <text:p text:style-name="Table_20_Contents"><text:span text:style-name="Source_20_Text">type:"POST",</text:span></text:p>
              <text:p text:style-name="Table_20_Contents"><text:span text:style-name="Source_20_Text">url: "{{ url('delete-company') }}",</text:span></text:p>
              <text:p text:style-name="Table_20_Contents"><text:span text:style-name="Source_20_Text">data: { id: id},</text:span></text:p>
              <text:p text:style-name="Table_20_Contents"><text:span text:style-name="Source_20_Text">dataType: 'json',</text:span></text:p>
              <text:p text:style-name="Table_20_Contents"><text:span text:style-name="Source_20_Text">success: function(res){</text:span></text:p>
              <text:p text:style-name="Table_20_Contents"><text:span text:style-name="Source_20_Text">var</text:span> <text:span text:style-name="Source_20_Text">oTable = $('#datatable-crud').dataTable();</text:span></text:p>
              <text:p text:style-name="Table_20_Contents"><text:span text:style-name="Source_20_Text">oTable.fnDraw(false);</text:span></text:p>
              <text:p text:style-name="Table_20_Contents"><text:span text:style-name="Source_20_Text">}</text:span></text:p>
              <text:p text:style-name="Table_20_Contents"><text:span text:style-name="Source_20_Text">});</text:span></text:p>
              <text:p text:style-name="Table_20_Contents"><text:span text:style-name="Source_20_Text">}</text:span></text:p>
              <text:p text:style-name="Table_20_Contents"><text:span text:style-name="Source_20_Text">});</text:span></text:p>
            </table:table-cell>
          </table:table-row>
        </table:table>
        <text:p text:style-name="Text_20_body"/>
      </text:section>
      <text:p text:style-name="Text_20_body">If you submit the add or edit form blank. So the error message will be displayed with the help of the code given below:</text:p>
      <text:section text:style-name="Sect1" text:name="highlighter_576018">
        <table:table table:name="Tabela11" table:style-name="Tabela11">
          <table:table-column table:style-name="Tabela11.A"/>
          <table:table-column table:style-name="Tabela11.B"/>
          <table:table-row table:style-name="TableLine94117820040208">
            <table:table-cell table:style-name="Tabela11.A1" office:value-type="string">
              <text:p text:style-name="Table_20_Contents">1</text:p>
              <text:p text:style-name="Table_20_Contents">2</text:p>
              <text:p text:style-name="Table_20_Contents">3</text:p>
            </table:table-cell>
            <table:table-cell table:style-name="Tabela11.A1" office:value-type="string">
              <text:p text:style-name="Table_20_Contents"><text:span text:style-name="Source_20_Text">@error('name')</text:span></text:p>
              <text:p text:style-name="Table_20_Contents"><text:span text:style-name="Source_20_Text">&lt;div</text:span> <text:span text:style-name="Source_20_Text">class="alert alert-danger mt-1 mb-1"&gt;{{ $message }}&lt;/div&gt;</text:span></text:p>
              <text:p text:style-name="Table_20_Contents"><text:span text:style-name="Source_20_Text">@enderror</text:span></text:p>
            </table:table-cell>
          </table:table-row>
        </table:table>
        <text:p text:style-name="Text_20_body"/>
      </text:section>
      <text:p text:style-name="Text_20_body">Don’t forget to add the following yajra datatables jquery library into index.blade.php file:</text:p>
      <text:section text:style-name="Sect1" text:name="highlighter_702122">
        <table:table table:name="Tabela12" table:style-name="Tabela12">
          <table:table-column table:style-name="Tabela12.A"/>
          <table:table-column table:style-name="Tabela12.B"/>
          <table:table-row table:style-name="TableLine94117820059680">
            <table:table-cell table:style-name="Tabela12.A1" office:value-type="string">
              <text:p text:style-name="Table_20_Contents">1</text:p>
              <text:p text:style-name="Table_20_Contents">2</text:p>
              <text:p text:style-name="Table_20_Contents">3</text:p>
            </table:table-cell>
            <table:table-cell table:style-name="Tabela12.A1" office:value-type="string">
              <text:p text:style-name="Table_20_Contents"><text:span text:style-name="Source_20_Text">&lt;script src="</text:span><text:a xlink:type="simple" xlink:href="https://code.jquery.com/jquery-3.5.1.min.js" text:style-name="Internet_20_link" text:visited-style-name="Visited_20_Internet_20_Link"><text:span text:style-name="Source_20_Text">https://code.jquery.com/jquery-3.5.1.min.js</text:span></text:a><text:span text:style-name="Source_20_Text">"&gt;&lt;/script&gt;</text:span></text:p>
              <text:p text:style-name="Table_20_Contents"><text:span text:style-name="Source_20_Text">&lt;link <text:s/>href="</text:span><text:a xlink:type="simple" xlink:href="https://cdn.datatables.net/1.10.21/css/jquery.dataTables.min.css" text:style-name="Internet_20_link" text:visited-style-name="Visited_20_Internet_20_Link"><text:span text:style-name="Source_20_Text">https://cdn.datatables.net/1.10.21/css/jquery.dataTables.min.css</text:span></text:a><text:span text:style-name="Source_20_Text">"</text:span> <text:span text:style-name="Source_20_Text">rel="stylesheet"&gt;</text:span></text:p>
              <text:p text:style-name="Table_20_Contents"><text:span text:style-name="Source_20_Text">&lt;script src="</text:span><text:a xlink:type="simple" xlink:href="https://cdn.datatables.net/1.10.21/js/jquery.dataTables.min.js" text:style-name="Internet_20_link" text:visited-style-name="Visited_20_Internet_20_Link"><text:span text:style-name="Source_20_Text">https://cdn.datatables.net/1.10.21/js/jquery.dataTables.min.js</text:span></text:a><text:span text:style-name="Source_20_Text">"&gt;&lt;/script&gt;</text:span></text:p>
            </table:table-cell>
          </table:table-row>
        </table:table>
        <text:p text:style-name="Text_20_body"/>
      </text:section>
      <text:h text:style-name="Heading_20_3" text:outline-level="3"><text:bookmark text:name="step-8-run-development-server"/>Step 8 – Run Development Server</text:h>
      <text:p text:style-name="Text_20_body">The last step, open a command prompt and run the following command to start development server:</text:p>
      <text:p text:style-name="P1">php artisan serve</text:p>
      <text:p text:style-name="Text_20_body"><text:soft-page-break/>Then open your browser and hit the following url on it:</text:p>
      <text:p text:style-name="P1">http://127.0.0.1:8000/companies</text:p>
      <text:p text:style-name="Standard"><text:a xlink:type="simple" xlink:href="https://www.tutsmake.com/laravel-9-yajra-datatables-crud-example-tutorial/" text:style-name="Internet_20_link" text:visited-style-name="Visited_20_Internet_20_Link">https://www.tutsmake.com/laravel-9-yajra-datatables-crud-example-tutorial/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30T21:52:29.738426938</meta:creation-date>
    <dc:date>2022-04-30T21:53:45.966949243</dc:date>
    <meta:editing-duration>PT1M17S</meta:editing-duration>
    <meta:editing-cycles>2</meta:editing-cycles>
    <meta:generator>LibreOffice/6.4.7.2$Linux_X86_64 LibreOffice_project/40$Build-2</meta:generator>
    <meta:document-statistic meta:table-count="12" meta:image-count="0" meta:object-count="3" meta:page-count="11" meta:paragraph-count="799" meta:word-count="1835" meta:character-count="13716" meta:non-whitespace-character-count="12601"/>
  </office:meta>
</office:document-meta>
</file>